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181.76pt"/>
    </style:style>
    <style:style style:name="co3" style:family="table-column">
      <style:table-column-properties fo:break-before="auto" style:column-width="210.3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trainLocat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inLoc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Coordinates</text:p>
          </table:table-cell>
          <table:table-cell table:style-name="ce3" office:value-type="string" calcext:value-type="string">
            <text:p>GoogleMapsLink</text:p>
          </table:table-cell>
          <table:table-cell table:style-name="ce3" office:value-type="string" calcext:value-type="string">
            <text:p>AppleMapsLink</text:p>
          </table:table-cell>
          <table:table-cell table:style-name="ce12" office:value-type="string" calcext:value-type="string">
            <text:p>Channel</text:p>
          </table:table-cell>
          <table:table-cell table:style-name="ce3" office:value-type="string" calcext:value-type="string">
            <text:p>ending_directions</text:p>
          </table:table-cell>
          <table:table-cell table:style-name="ce14" table:number-columns-repeated="21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th Street</text:p>
          </table:table-cell>
          <table:table-cell table:style-name="ce6" office:value-type="string" calcext:value-type="string">
            <text:p>33.778250, -118.207917</text:p>
          </table:table-cell>
          <table:table-cell table:style-name="ce10" office:value-type="string" calcext:value-type="string">
            <text:p><text:a xlink:href="https://goo.gl/maps/BGKxmxcQJ9KsUyiW8" xlink:type="simple">https://goo.gl/maps/BGKxmxcQJ9KsUyiW8</text:a></text:p>
          </table:table-cell>
          <table:table-cell table:style-name="ce10" office:value-type="string" calcext:value-type="string">
            <text:p><text:a xlink:href="https://maps.apple.com/?address=1200%20W%20Ninth%20St,%20Long%20Beach,%20CA%20%2090813,%20United%20States&amp;ll=33.778250,-118.207917&amp;q=1200%20W%20Ninth%20St&amp;_ext=EiYp3rU64AvjQEAxpXwSlqqNXcA5XItgPDLkQEBBT58ThPmMXcBQAw%3D%3D&amp;t=m" xlink:type="simple">https://maps.apple.com/?address=1200%20W%20Ninth%20St,%20Long%20Beach,%20CA%20%2090813,%20United%20States&amp;ll=33.778250,-118.207917&amp;q=1200%20W%20Ninth%20St&amp;_ext=EiYp3rU64AvjQEAxpXwSlqqNXcA5XItgPDLkQEBBT58ThPmMXcBQAw%3D%3D&amp;t=m</text:a></text:p>
          </table:table-cell>
          <table:table-cell table:style-name="ce13" office:value-type="string" calcext:value-type="string">
            <text:p>57</text:p>
          </table:table-cell>
          <table:table-cell table:style-name="ce4" office:value-type="string" calcext:value-type="string">
            <text:p>Don't stop when directions say you have arrived, proceed until you reach the railroad tracks/fence then park where it is safe to do so.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9th Street bottom entrance</text:p>
          </table:table-cell>
          <table:table-cell table:style-name="ce7" office:value-type="string" calcext:value-type="string">
            <text:p>33.752917, -118.204389</text:p>
          </table:table-cell>
          <table:table-cell table:style-name="ce10" office:value-type="string" calcext:value-type="string">
            <text:p><text:a xlink:href="https://goo.gl/maps/kp81uohUP732" xlink:type="simple">https://goo.gl/maps/kp81uohUP732</text:a></text:p>
          </table:table-cell>
          <table:table-cell table:style-name="ce10" office:value-type="string" calcext:value-type="string">
            <text:p><text:a xlink:href="https://maps.apple.com/?address=979%20S%20Pico%20Ave,%20Long%20Beach,%20CA%20%2090802,%20United%20States&amp;ll=33.752917,-118.204389&amp;q=979%20S%20Pico%20Ave&amp;_ext=EiYpnDeptLvfQEAxaB+vgm6NXcA5Gg3PEOLgQEBBEKtgfr2MXcBQBA%3D%3D&amp;t=m" xlink:type="simple">https://maps.apple.com/?address=979%20S%20Pico%20Ave,%20Long%20Beach,%20CA%20%2090802,%20United%20States&amp;ll=33.752917,-118.204389&amp;q=979%20S%20Pico%20Ave&amp;_ext=EiYpnDeptLvfQEAxaB+vgm6NXcA5Gg3PEOLgQEBBEKtgfr2MXcBQBA%3D%3D&amp;t=m</text:a></text:p>
          </table:table-cell>
          <table:table-cell table:style-name="ce13" office:value-type="string" calcext:value-type="string">
            <text:p>57</text:p>
          </table:table-cell>
          <table:table-cell table:style-name="ce4" office:value-type="string" calcext:value-type="string">
            <text:p>Turn into industry, proceed to gate on right side and enter, go straight to the end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38 Switch by PCT</text:p>
          </table:table-cell>
          <table:table-cell table:style-name="ce7" office:value-type="string" calcext:value-type="string">
            <text:p>33.747194, -118.189889</text:p>
          </table:table-cell>
          <table:table-cell table:style-name="ce10" office:value-type="string" calcext:value-type="string">
            <text:p><text:a xlink:href="https://goo.gl/maps/vspvke2pUz5i2qgi8" xlink:type="simple">https://goo.gl/maps/vspvke2pUz5i2qgi8</text:a></text:p>
          </table:table-cell>
          <table:table-cell table:style-name="ce10" office:value-type="string" calcext:value-type="string">
            <text:p><text:a xlink:href="https://maps.apple.com/?address=S%20Harbor%20Scenic%20Dr,%20Long%20Beach,%20CA%20%2090802,%20United%20States&amp;ll=33.747194,-118.189889&amp;q=S%20Harbor%20Scenic%20Dr&amp;_ext=EiYpHg+wKhLfQEAxBEkmDX+MXcA5nOTVhjjgQEBBQsiTC86LXcBQBA%3D%3D&amp;t=m" xlink:type="simple">https://maps.apple.com/?address=S%20Harbor%20Scenic%20Dr,%20Long%20Beach,%20CA%20%2090802,%20United%20States&amp;ll=33.747194,-118.189889&amp;q=S%20Harbor%20Scenic%20Dr&amp;_ext=EiYpHg+wKhLfQEAxBEkmDX+MXcA5nOTVhjjgQEBBQsiTC86LXcBQBA%3D%3D&amp;t=m</text:a></text:p>
          </table:table-cell>
          <table:table-cell table:style-name="ce13" office:value-type="string" calcext:value-type="string">
            <text:p>57</text:p>
          </table:table-cell>
          <table:table-cell table:style-name="ce4" office:value-type="string" calcext:value-type="string">
            <text:p>Look for a walk-thru gate in the fence just west of the overpass.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CTA EAST end entrance</text:p>
          </table:table-cell>
          <table:table-cell table:style-name="ce7" office:value-type="string" calcext:value-type="string">
            <text:p>33.858583, -118.217556</text:p>
          </table:table-cell>
          <table:table-cell table:style-name="ce10" office:value-type="string" calcext:value-type="string">
            <text:p><text:a xlink:href="https://goo.gl/maps/X9UEEj6gYcq" xlink:type="simple">https://goo.gl/maps/X9UEEj6gYcq</text:a></text:p>
          </table:table-cell>
          <table:table-cell table:style-name="ce10" office:value-type="string" calcext:value-type="string">
            <text:p><text:a xlink:href="https://maps.apple.com/?address=18499%E2%80%9318581%20CA-47%20S,%20Compton,%20CA%20%2090220,%20United%20States&amp;ll=33.858583,-118.217556&amp;q=18499%E2%80%9318581%20CA-47%20S&amp;_ext=EiYpRidQvlLtQEAxXvCiukCOXcA5xPx1GnnuQEBBqncRfo+NXcBQBA%3D%3D&amp;t=m" xlink:type="simple">https://maps.apple.com/?address=18499%E2%80%9318581%20CA-47%20S,%20Compton,%20CA%20%2090220,%20United%20States&amp;ll=33.858583,-118.217556&amp;q=18499%E2%80%9318581%20CA-47%20S&amp;_ext=EiYpRidQvlLtQEAxXvCiukCOXcA5xPx1GnnuQEBBqncRfo+NXcBQBA%3D%3D&amp;t=m</text:a></text:p>
          </table:table-cell>
          <table:table-cell table:style-name="ce13" office:value-type="string" calcext:value-type="string">
            <text:p>17</text:p>
          </table:table-cell>
          <table:table-cell table:style-name="ce4" office:value-type="string" calcext:value-type="string">
            <text:p>turn onto access road and follow path to the left, then follow path to the right across tracks to paved road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CTA WEST end entrance</text:p>
          </table:table-cell>
          <table:table-cell table:style-name="ce7" office:value-type="string" calcext:value-type="string">
            <text:p>33.831528, -118.226194</text:p>
          </table:table-cell>
          <table:table-cell table:style-name="ce10" office:value-type="string" calcext:value-type="string">
            <text:p><text:a xlink:href="https://goo.gl/maps/32SXR94DNWy" xlink:type="simple">https://goo.gl/maps/32SXR94DNWy</text:a></text:p>
          </table:table-cell>
          <table:table-cell table:style-name="ce10" office:value-type="string" calcext:value-type="string">
            <text:p><text:a xlink:href="https://maps.apple.com/?address=CA-47%20S,%20Long%20Beach,%20CA%20%2090810,%20United%20States&amp;ll=33.831528,-118.226194&amp;q=CA-47%20S&amp;_ext=EiYpplZ5HdvpQEAx5kF73dCOXcA5JCyfeQHrQEBB8LNLrx+OXcBQBA%3D%3D&amp;t=m" xlink:type="simple">https://maps.apple.com/?address=CA-47%20S,%20Long%20Beach,%20CA%20%2090810,%20United%20States&amp;ll=33.831528,-118.226194&amp;q=CA-47%20S&amp;_ext=EiYpplZ5HdvpQEAx5kF73dCOXcA5JCyfeQHrQEBB8LNLrx+OXcBQBA%3D%3D&amp;t=m</text:a></text:p>
          </table:table-cell>
          <table:table-cell table:style-name="ce13" office:value-type="string" calcext:value-type="string">
            <text:p>17</text:p>
          </table:table-cell>
          <table:table-cell table:style-name="ce4" office:value-type="string" calcext:value-type="string">
            <text:p>turn onto access road and cross tracks when safe, then follow road to the right and proceed to the signal bridge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lameda Fire House Entrance</text:p>
          </table:table-cell>
          <table:table-cell table:style-name="ce6" office:value-type="string" calcext:value-type="string">
            <text:p>33.859972, -118.216222</text:p>
          </table:table-cell>
          <table:table-cell table:style-name="ce10" office:value-type="string" calcext:value-type="string">
            <text:p><text:a xlink:href="https://goo.gl/maps/WFBccRqR4NL2" xlink:type="simple">https://goo.gl/maps/WFBccRqR4NL2</text:a></text:p>
          </table:table-cell>
          <table:table-cell table:style-name="ce10" office:value-type="string" calcext:value-type="string">
            <text:p><text:a xlink:href="https://maps.apple.com/?address=18915%20S%20Santa%20Fe%20Ave,%20Compton,%20CA%20%2090221,%20United%20States&amp;ll=33.859972,-118.216222&amp;q=18915%20S%20Santa%20Fe%20Ave&amp;_ext=EiYp4zUKlXXtQEAxK1YV9jSOXcA5YQsw8ZvuQEBBfUDzuIONXcBQAw%3D%3D&amp;t=m" xlink:type="simple">https://maps.apple.com/?address=18915%20S%20Santa%20Fe%20Ave,%20Compton,%20CA%20%2090221,%20United%20States&amp;ll=33.859972,-118.216222&amp;q=18915%20S%20Santa%20Fe%20Ave&amp;_ext=EiYp4zUKlXXtQEAxK1YV9jSOXcA5YQsw8ZvuQEBBfUDzuIONXcBQAw%3D%3D&amp;t=m</text:a></text:p>
          </table:table-cell>
          <table:table-cell table:style-name="ce13" office:value-type="string" calcext:value-type="string">
            <text:p>17</text:p>
          </table:table-cell>
          <table:table-cell table:style-name="ce4" office:value-type="string" calcext:value-type="string">
            <text:p>turn into access road and proceed to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lameda Signal Entrance</text:p>
          </table:table-cell>
          <table:table-cell table:style-name="ce6" office:value-type="string" calcext:value-type="string">
            <text:p>33.857124,-118.217338</text:p>
          </table:table-cell>
          <table:table-cell table:style-name="ce10" office:value-type="string" calcext:value-type="string">
            <text:p><text:a xlink:href="https://goo.gl/maps/XqiUM7mW7JM9sNNKA" xlink:type="simple">https://goo.gl/maps/XqiUM7mW7JM9sNNKA</text:a></text:p>
          </table:table-cell>
          <table:table-cell table:style-name="ce10" office:value-type="string" calcext:value-type="string">
            <text:p><text:a xlink:href="https://maps.apple.com/?ll=33.856971,-118.217341&amp;q=Marked%20Location&amp;_ext=EiYpPC6LAx7tQEAx4yNMMUGOXcA5ugOxX0TuQEBB4YeV9Y+NXcBQBA%3D%3D&amp;t=m" xlink:type="simple">https://maps.apple.com/?ll=33.856971,-118.217341&amp;q=Marked%20Location&amp;_ext=EiYpPC6LAx7tQEAx4yNMMUGOXcA5ugOxX0TuQEBB4YeV9Y+NXcBQBA%3D%3D&amp;t=m</text:a></text:p>
          </table:table-cell>
          <table:table-cell table:style-name="ce13" office:value-type="string" calcext:value-type="string">
            <text:p>17</text:p>
          </table:table-cell>
          <table:table-cell table:style-name="ce4" office:value-type="string" calcext:value-type="string">
            <text:p>turn on to access road and follow path to the right until it ends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lcoa entrance</text:p>
          </table:table-cell>
          <table:table-cell table:style-name="ce7" office:value-type="string" calcext:value-type="string">
            <text:p>33.8581793, -118.3516219</text:p>
          </table:table-cell>
          <table:table-cell table:style-name="ce10" office:value-type="string" calcext:value-type="string">
            <text:p><text:a xlink:href="https://goo.gl/maps/YryGf1fBmuSAyYZW7" xlink:type="simple">https://goo.gl/maps/YryGf1fBmuSAyYZW7</text:a></text:p>
          </table:table-cell>
          <table:table-cell table:style-name="ce10" office:value-type="string" calcext:value-type="string">
            <text:p><text:a xlink:href="https://maps.apple.com/?address=4344%E2%80%934398%20W%20190th%20St,%20Torrance,%20CA%20%2090504,%20United%20States&amp;ll=33.858179,-118.351622&amp;q=4344%E2%80%934398%20W%20190th%20St&amp;_ext=EiYpHbgOV0ftQEAx0YbMstmWXcA5m400s23uQEBBTWNqdiiWXcBQBA%3D%3D&amp;t=m" xlink:type="simple">https://maps.apple.com/?address=4344%E2%80%934398%20W%20190th%20St,%20Torrance,%20CA%20%2090504,%20United%20States&amp;ll=33.858179,-118.351622&amp;q=4344%E2%80%934398%20W%20190th%20St&amp;_ext=EiYpHbgOV0ftQEAx0YbMstmWXcA5m400s23uQEBBTWNqdiiWXcBQBA%3D%3D&amp;t=m</text:a></text:p>
          </table:table-cell>
          <table:table-cell table:style-name="ce13" office:value-type="string" calcext:value-type="string">
            <text:p>55</text:p>
          </table:table-cell>
          <table:table-cell table:style-name="ce4" office:value-type="string" calcext:value-type="string">
            <text:p>Keep to the right of the gate to proceed on access road to tracks. <text:s/>For east end stop when you reach the tracks. For West end proceed on dirt road for 1.5 miles.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APL support yard Entrance</text:p>
          </table:table-cell>
          <table:table-cell table:style-name="ce7" office:value-type="string" calcext:value-type="string">
            <text:p>33.749444, -118.252556</text:p>
          </table:table-cell>
          <table:table-cell table:style-name="ce10" office:value-type="string" calcext:value-type="string">
            <text:p><text:a xlink:href="https://goo.gl/maps/Q7zjT7FYwQU2" xlink:type="simple">https://goo.gl/maps/Q7zjT7FYwQU2</text:a></text:p>
          </table:table-cell>
          <table:table-cell table:style-name="ce10" office:value-type="string" calcext:value-type="string">
            <text:p><text:a xlink:href="https://maps.apple.com/?address=750%20Eldridge%20St,%20San%20Pedro,%20CA%20%2090731,%20United%20States&amp;ll=33.749444,-118.252556&amp;q=750%20Eldridge%20St&amp;_ext=EiYpO8eA7PXeQEAxth2l/v2QXcA5WUefoF7gQEBBOZm4VZCPXcBQAw%3D%3D&amp;t=m" xlink:type="simple">https://maps.apple.com/?address=750%20Eldridge%20St,%20San%20Pedro,%20CA%20%2090731,%20United%20States&amp;ll=33.749444,-118.252556&amp;q=750%20Eldridge%20St&amp;_ext=EiYpO8eA7PXeQEAxth2l/v2QXcA5WUefoF7gQEBBOZm4VZCPXcBQAw%3D%3D&amp;t=m</text:a></text:p>
          </table:table-cell>
          <table:table-cell table:style-name="ce13" office:value-type="string" calcext:value-type="string">
            <text:p>78</text:p>
          </table:table-cell>
          <table:table-cell table:style-name="ce4" office:value-type="string" calcext:value-type="string">
            <text:p>proceed thru open gates and go right until you reach the bridge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asta East Bound signal</text:p>
          </table:table-cell>
          <table:table-cell table:style-name="ce7" office:value-type="string" calcext:value-type="string">
            <text:p>33.870585, -117.959463</text:p>
          </table:table-cell>
          <table:table-cell table:style-name="ce10" office:value-type="string" calcext:value-type="string">
            <text:p><text:a xlink:href="http://goo.gl/maps/j8yCY" xlink:type="simple">http://goo.gl/maps/j8yCY</text:a></text:p>
          </table:table-cell>
          <table:table-cell table:style-name="ce10" office:value-type="string" calcext:value-type="string">
            <text:p><text:a xlink:href="https://maps.apple.com/?address=S%20Brookhurst%20Rd,%20Fullerton,%20CA%20%2092833,%20United%20States&amp;ll=33.870585,-117.959463&amp;q=S%20Brookhurst%20Rd&amp;_ext=EiYpM+hgJdzuQEAx8L0tAMB9XcA5sb2GgQLwQEBB8Nc6vQ59XcBQBA%3D%3D&amp;t=m" xlink:type="simple">https://maps.apple.com/?address=S%20Brookhurst%20Rd,%20Fullerton,%20CA%20%2092833,%20United%20States&amp;ll=33.870585,-117.959463&amp;q=S%20Brookhurst%20Rd&amp;_ext=EiYpM+hgJdzuQEAx8L0tAMB9XcA5sb2GgQLwQEBB8Nc6vQ59XcBQBA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BNSF Crossing, West Thenard</text:p>
          </table:table-cell>
          <table:table-cell table:style-name="ce4" office:value-type="string" calcext:value-type="string">
            <text:p>33.800539,-118.238579</text:p>
          </table:table-cell>
          <table:table-cell table:style-name="ce10" office:value-type="string" calcext:value-type="string">
            <text:p><text:a xlink:href="http://goo.gl/maps/solpw" xlink:type="simple">http://goo.gl/maps/solpw</text:a></text:p>
          </table:table-cell>
          <table:table-cell table:style-name="ce10" office:value-type="string" calcext:value-type="string">
            <text:p><text:a xlink:href="https://maps.apple.com/?address=1985%E2%80%932095%20E%20Lomita%20Blvd,%20Wilmington,%20CA%20%2090745,%20United%20States&amp;ll=33.800539,-118.238579&amp;q=1985%E2%80%932095%20E%20Lomita%20Blvd&amp;_ext=EiYpTdE2lOHlQEAx7sf0d56PXcA5y6Zc8AfnQEBB7vE7Wu2OXcBQBA%3D%3D&amp;t=m" xlink:type="simple">https://maps.apple.com/?address=1985%E2%80%932095%20E%20Lomita%20Blvd,%20Wilmington,%20CA%20%2090745,%20United%20States&amp;ll=33.800539,-118.238579&amp;q=1985%E2%80%932095%20E%20Lomita%20Blvd&amp;_ext=EiYpTdE2lOHlQEAx7sf0d56PXcA5y6Zc8AfnQEBB7vE7Wu2OXcBQBA%3D%3D&amp;t=m</text:a></text:p>
          </table:table-cell>
          <table:table-cell table:style-name="ce13" office:value-type="string" calcext:value-type="string">
            <text:p>58, 17, 43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Buena Park Main Line</text:p>
          </table:table-cell>
          <table:table-cell table:style-name="ce4" office:value-type="string" calcext:value-type="string">
            <text:p>33.880259,-117.998862</text:p>
          </table:table-cell>
          <table:table-cell table:style-name="ce10" office:value-type="string" calcext:value-type="string">
            <text:p><text:a xlink:href="http://goo.gl/maps/RDrrS" xlink:type="simple">http://goo.gl/maps/RDrrS</text:a></text:p>
          </table:table-cell>
          <table:table-cell table:style-name="ce10" office:value-type="string" calcext:value-type="string">
            <text:p><text:a xlink:href="https://maps.apple.com/?address=7745%E2%80%937777%20Tulare%20St,%20Buena%20Park,%20CA%20%2090621,%20United%20States&amp;ll=33.880259,-117.998862&amp;q=7745%E2%80%937777%20Tulare%20St&amp;_ext=EiYpBpRE5BHwQEAx7XRkIUiAXcA5hGlqQDjxQEBB/ctq2ZZ/XcBQBA%3D%3D&amp;t=m" xlink:type="simple">https://maps.apple.com/?address=7745%E2%80%937777%20Tulare%20St,%20Buena%20Park,%20CA%20%2090621,%20United%20States&amp;ll=33.880259,-117.998862&amp;q=7745%E2%80%937777%20Tulare%20St&amp;_ext=EiYpBpRE5BHwQEAx7XRkIUiAXcA5hGlqQDjxQEBB/ctq2ZZ/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urn into gated lot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Buena Park YARD west end</text:p>
          </table:table-cell>
          <table:table-cell table:style-name="ce7" office:value-type="string" calcext:value-type="string">
            <text:p>33.884417, -118.010306</text:p>
          </table:table-cell>
          <table:table-cell table:style-name="ce10" office:value-type="string" calcext:value-type="string">
            <text:p><text:a xlink:href="https://goo.gl/maps/WBKw83ruBFL2" xlink:type="simple">https://goo.gl/maps/WBKw83ruBFL2</text:a></text:p>
          </table:table-cell>
          <table:table-cell table:style-name="ce10" office:value-type="string" calcext:value-type="string">
            <text:p><text:a xlink:href="https://maps.apple.com/?address=15073%E2%80%9315137%20Northam%20St,%20La%20Mirada,%20CA%20%2090638,%20United%20States&amp;ll=33.884417,-118.010306&amp;q=15073%E2%80%9315137%20Northam%20St&amp;_ext=EiYpUsME1Z/wQEAxROe97gKBXcA50JgqMcbxQEBB4mJ2pFGAXcBQBA%3D%3D&amp;t=m" xlink:type="simple">https://maps.apple.com/?address=15073%E2%80%9315137%20Northam%20St,%20La%20Mirada,%20CA%20%2090638,%20United%20States&amp;ll=33.884417,-118.010306&amp;q=15073%E2%80%9315137%20Northam%20St&amp;_ext=EiYpUsME1Z/wQEAxROe97gKBXcA50JgqMcbxQEBB4mJ2pFGAXcBQBA%3D%3D&amp;t=m</text:a></text:p>
          </table:table-cell>
          <table:table-cell table:style-name="ce13" office:value-type="string" calcext:value-type="string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ommerce Diesel entrance</text:p>
          </table:table-cell>
          <table:table-cell table:style-name="ce4" office:value-type="string" calcext:value-type="string">
            <text:p>33.994459, -118.145557</text:p>
          </table:table-cell>
          <table:table-cell table:style-name="ce10" office:value-type="string" calcext:value-type="string">
            <text:p><text:a xlink:href="https://goo.gl/maps/9cGA3yUqoNbzjgFf8" xlink:type="simple">https://goo.gl/maps/9cGA3yUqoNbzjgFf8</text:a></text:p>
          </table:table-cell>
          <table:table-cell table:style-name="ce10" office:value-type="string" calcext:value-type="string">
            <text:p><text:a xlink:href="https://maps.apple.com/?address=6344%E2%80%936370%20Sheila%20St,%20Commerce,%20CA%20%2090040,%20United%20States&amp;ll=33.994459,-118.145557&amp;q=6344%E2%80%936370%20Sheila%20St&amp;_ext=EiYpcsZnoLf+QEAxB1yrgKmJXcA58JuN/N3/QEBBv5Go+/eIXcBQBA%3D%3D&amp;t=m" xlink:type="simple">https://maps.apple.com/?address=6344%E2%80%936370%20Sheila%20St,%20Commerce,%20CA%20%2090040,%20United%20States&amp;ll=33.994459,-118.145557&amp;q=6344%E2%80%936370%20Sheila%20St&amp;_ext=EiYpcsZnoLf+QEAxB1yrgKmJXcA58JuN/N3/QEBBv5Go+/eIXcBQBA%3D%3D&amp;t=m</text:a></text:p>
          </table:table-cell>
          <table:table-cell table:style-name="ce13" office:value-type="string" calcext:value-type="string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oyote Creek Eastbound</text:p>
          </table:table-cell>
          <table:table-cell table:style-name="ce7" office:value-type="string" calcext:value-type="string">
            <text:p>33.909500, -118.045472</text:p>
          </table:table-cell>
          <table:table-cell table:style-name="ce10" office:value-type="string" calcext:value-type="string">
            <text:p><text:a xlink:href="https://goo.gl/maps/BsRsoRk7gLgz8YCC6" xlink:type="simple">https://goo.gl/maps/BsRsoRk7gLgz8YCC6</text:a></text:p>
          </table:table-cell>
          <table:table-cell table:style-name="ce10" office:value-type="string" calcext:value-type="string">
            <text:p><text:a xlink:href="https://maps.apple.com/?address=13438%20Foster%20Rd,%20Santa%20Fe%20Springs,%20CA%20%2090670,%20United%20States&amp;ll=33.909500,-118.045472&amp;q=13438%20Foster%20Rd&amp;_ext=EiYpGErcCrLzQEAxqOsZFEeDXcA5lh8CZ9j0QEBB+OIMvZWCXcBQAw%3D%3D&amp;t=m" xlink:type="simple">https://maps.apple.com/?address=13438%20Foster%20Rd,%20Santa%20Fe%20Springs,%20CA%20%2090670,%20United%20States&amp;ll=33.909500,-118.045472&amp;q=13438%20Foster%20Rd&amp;_ext=EiYpGErcCrLzQEAxqOsZFEeDXcA5lh8CZ9j0QEBB+OIMvZWC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Enter warehouse driveway and make a 2 immediate right turns then proceed around to rear of warehouse building, you will see the railroad access road, proceed on dirt road and go left to the train.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Dale Street east end</text:p>
          </table:table-cell>
          <table:table-cell table:style-name="ce7" office:value-type="string" calcext:value-type="string">
            <text:p>33.872167, -117.966194</text:p>
          </table:table-cell>
          <table:table-cell table:style-name="ce10" office:value-type="string" calcext:value-type="string">
            <text:p><text:a xlink:href="https://goo.gl/maps/aT68eHNy9C82" xlink:type="simple">https://goo.gl/maps/aT68eHNy9C82</text:a></text:p>
          </table:table-cell>
          <table:table-cell table:style-name="ce10" office:value-type="string" calcext:value-type="string">
            <text:p><text:a xlink:href="https://maps.apple.com/?address=2029%E2%80%932045%20Raymer%20Ave,%20Fullerton,%20CA%20%2092833,%20United%20States&amp;ll=33.872167,-117.966194&amp;q=2029%E2%80%932045%20Raymer%20Ave&amp;_ext=EiYpetJ7ghDvQEAxdqpStS5+XcA5+Keh3jbwQEBBGEeGcX19XcBQBA%3D%3D&amp;t=m" xlink:type="simple">https://maps.apple.com/?address=2029%E2%80%932045%20Raymer%20Ave,%20Fullerton,%20CA%20%2092833,%20United%20States&amp;ll=33.872167,-117.966194&amp;q=2029%E2%80%932045%20Raymer%20Ave&amp;_ext=EiYpetJ7ghDvQEAxdqpStS5+XcA5+Keh3jbwQEBBGEeGcX19XcBQBA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Dale Street entrance</text:p>
          </table:table-cell>
          <table:table-cell table:style-name="ce4" office:value-type="string" calcext:value-type="string">
            <text:p>33.876484,-117.986554</text:p>
          </table:table-cell>
          <table:table-cell table:style-name="ce10" office:value-type="string" calcext:value-type="string">
            <text:p><text:a xlink:href="http://goo.gl/maps/DxrBX" xlink:type="simple">http://goo.gl/maps/DxrBX</text:a></text:p>
          </table:table-cell>
          <table:table-cell table:style-name="ce10" office:value-type="string" calcext:value-type="string">
            <text:p><text:a xlink:href="https://maps.apple.com/?address=Lakeknoll%20Dr,%20Fullerton,%20CA%20%2092833,%20United%20States&amp;ll=33.876484,-117.986554&amp;q=Lakeknoll%20Dr&amp;_ext=EiYpaBd3jp7vQEAxQHFBgX1/XcA55uyc6sTwQEBB7PsmO8x+XcBQBA%3D%3D&amp;t=m" xlink:type="simple">https://maps.apple.com/?address=Lakeknoll%20Dr,%20Fullerton,%20CA%20%2092833,%20United%20States&amp;ll=33.876484,-117.986554&amp;q=Lakeknoll%20Dr&amp;_ext=EiYpaBd3jp7vQEAxQHFBgX1/XcA55uyc6sTwQEBB7PsmO8x+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proceed on access road to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Dolores Entrance</text:p>
          </table:table-cell>
          <table:table-cell table:style-name="ce7" office:value-type="string" calcext:value-type="string">
            <text:p>33.824194, -118.230472</text:p>
          </table:table-cell>
          <table:table-cell table:style-name="ce10" office:value-type="string" calcext:value-type="string">
            <text:p><text:a xlink:href="https://goo.gl/maps/BCqLZq2zyBU2" xlink:type="simple">https://goo.gl/maps/BCqLZq2zyBU2</text:a></text:p>
          </table:table-cell>
          <table:table-cell table:style-name="ce10" office:value-type="string" calcext:value-type="string">
            <text:p><text:a xlink:href="https://maps.apple.com/?address=2422%20E%20223rd%20St,%20Long%20Beach,%20CA%20%2090810,%20United%20States&amp;ll=33.824194,-118.230472&amp;q=2422%20E%20223rd%20St&amp;_ext=EiYp4mqu5HToQEAx4ECSo0qPXcA5oPNkVwnqQEBB6jho7meOXcBQAw%3D%3D&amp;t=m" xlink:type="simple">https://maps.apple.com/?address=2422%20E%20223rd%20St,%20Long%20Beach,%20CA%20%2090810,%20United%20States&amp;ll=33.824194,-118.230472&amp;q=2422%20E%20223rd%20St&amp;_ext=EiYp4mqu5HToQEAx4ECSo0qPXcA5oPNkVwnqQEBB6jho7meOXcBQAw%3D%3D&amp;t=m</text:a></text:p>
          </table:table-cell>
          <table:table-cell table:style-name="ce13" office:value-type="string" calcext:value-type="string">
            <text:p>17</text:p>
          </table:table-cell>
          <table:table-cell table:style-name="ce4" office:value-type="string" calcext:value-type="string">
            <text:p>proceed on access road to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speranza Golf Course Crossing</text:p>
          </table:table-cell>
          <table:table-cell table:style-name="ce7" office:value-type="string" calcext:value-type="string">
            <text:p>33.873917, -117.672750</text:p>
          </table:table-cell>
          <table:table-cell table:style-name="ce10" office:value-type="string" calcext:value-type="string">
            <text:p><text:a xlink:href="https://goo.gl/maps/zC7wSnLYzME2" xlink:type="simple">https://goo.gl/maps/zC7wSnLYzME2</text:a></text:p>
          </table:table-cell>
          <table:table-cell table:style-name="ce10" office:value-type="string" calcext:value-type="string">
            <text:p><text:a xlink:href="https://maps.apple.com/?address=Green%20River%20Golf%20Club,%205215%20Green%20River%20Rd,%20Chino%20Hills,%20CA%20%2092880,%20United%20States&amp;ll=33.873917,-117.672750&amp;q=Green%20River%20Golf%20Club&amp;_ext=EiYp+w40RjzvQEAxEcKeEGRrXcA5eeRZomLwQEBBSZUczLJqXcBQAw%3D%3D&amp;t=m" xlink:type="simple">https://maps.apple.com/?address=Green%20River%20Golf%20Club,%205215%20Green%20River%20Rd,%20Chino%20Hills,%20CA%20%2092880,%20United%20States&amp;ll=33.873917,-117.672750&amp;q=Green%20River%20Golf%20Club&amp;_ext=EiYp+w40RjzvQEAxEcKeEGRrXcA5eeRZomLwQEBBSZUczLJq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Be careful crossing tracks, lock gates behind you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speranza spot 0 east end entrance</text:p>
          </table:table-cell>
          <table:table-cell table:style-name="ce7" office:value-type="string" calcext:value-type="string">
            <text:p>33.875572, -117.756890</text:p>
          </table:table-cell>
          <table:table-cell table:style-name="ce10" office:value-type="string" calcext:value-type="string">
            <text:p><text:a xlink:href="http://goo.gl/maps/XMoYD" xlink:type="simple">http://goo.gl/maps/XMoYD</text:a></text:p>
          </table:table-cell>
          <table:table-cell table:style-name="ce10" office:value-type="string" calcext:value-type="string">
            <text:p><text:a xlink:href="https://maps.apple.com/?address=1291%20N%20Robwood%20Cir,%20Anaheim,%20CA%20%2092807,%20United%20States&amp;ll=33.875572,-117.756890&amp;q=1291%20N%20Robwood%20Cir&amp;_ext=EiYpaUBzfXDvQEAxuvwYdcZwXcA55xWZ2ZbwQEBBxOe9LxVwXcBQAw%3D%3D&amp;t=m" xlink:type="simple">https://maps.apple.com/?address=1291%20N%20Robwood%20Cir,%20Anaheim,%20CA%20%2092807,%20United%20States&amp;ll=33.875572,-117.756890&amp;q=1291%20N%20Robwood%20Cir&amp;_ext=EiYpaUBzfXDvQEAxuvwYdcZwXcA55xWZ2ZbwQEBBxOe9LxVwXcBQAw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speranza spot 0 middle east gate</text:p>
          </table:table-cell>
          <table:table-cell table:style-name="ce4" office:value-type="string" calcext:value-type="string">
            <text:p>33.8746365,-117.7614551</text:p>
          </table:table-cell>
          <table:table-cell table:style-name="ce10" office:value-type="string" calcext:value-type="string">
            <text:p><text:a xlink:href="https://goo.gl/maps/QKQwbBnMPY92NQUr5" xlink:type="simple">https://goo.gl/maps/QKQwbBnMPY92NQUr5</text:a></text:p>
          </table:table-cell>
          <table:table-cell table:style-name="ce10" office:value-type="string" calcext:value-type="string">
            <text:p><text:a xlink:href="https://maps.apple.com/?address=1284%20N%20Foxton%20Cir,%20Anaheim,%20CA%20%2092807,%20United%20States&amp;ll=33.874637,-117.761455&amp;q=1284%20N%20Foxton%20Cir&amp;_ext=EiYpLYMg507vQEAxr3JsLRxxXcA5q1hGQ3XwQEBBEeSc6GpwXcBQAw%3D%3D&amp;t=m" xlink:type="simple">https://maps.apple.com/?address=1284%20N%20Foxton%20Cir,%20Anaheim,%20CA%20%2092807,%20United%20States&amp;ll=33.874637,-117.761455&amp;q=1284%20N%20Foxton%20Cir&amp;_ext=EiYpLYMg507vQEAxr3JsLRxxXcA5q1hGQ3XwQEBBEeSc6GpwXcBQAw%3D%3D&amp;t=m</text:a></text:p>
          </table:table-cell>
          <table:table-cell table:style-name="ce13"/>
          <table:table-cell table:style-name="ce4" office:value-type="string" calcext:value-type="string">
            <text:p>This gate is close to the east-end of spot zero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speranza spot 0 middle gate</text:p>
          </table:table-cell>
          <table:table-cell table:style-name="ce8" office:value-type="string" calcext:value-type="string">
            <text:p>33.8702404,-117.773367</text:p>
          </table:table-cell>
          <table:table-cell table:style-name="ce10" office:value-type="string" calcext:value-type="string">
            <text:p><text:a xlink:href="https://goo.gl/maps/cmDrPqzdVGiWRPt8A" xlink:type="simple">https://goo.gl/maps/cmDrPqzdVGiWRPt8A</text:a></text:p>
          </table:table-cell>
          <table:table-cell table:style-name="ce10" office:value-type="string" calcext:value-type="string">
            <text:p><text:a xlink:href="https://maps.apple.com/?address=1271%20N%20Emogene%20St,%20Anaheim,%20CA%20%2092807,%20United%20States&amp;ll=33.870240,-117.773367&amp;q=1271%20N%20Emogene%20St&amp;_ext=EiYpzUDApsTuQEAxyVUng89xXcA5SxbmAuvvQEBByQOWQB5xXcBQAw%3D%3D&amp;t=m" xlink:type="simple">https://maps.apple.com/?address=1271%20N%20Emogene%20St,%20Anaheim,%20CA%20%2092807,%20United%20States&amp;ll=33.870240,-117.773367&amp;q=1271%20N%20Emogene%20St&amp;_ext=EiYpzUDApsTuQEAxyVUng89xXcA5SxbmAuvvQEBByQOWQB5xXcBQAw%3D%3D&amp;t=m</text:a></text:p>
          </table:table-cell>
          <table:table-cell table:style-name="ce13"/>
          <table:table-cell table:style-name="ce4" office:value-type="string" calcext:value-type="string">
            <text:p>This gate is about the middle of spot zero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speranza spot 0 west end</text:p>
          </table:table-cell>
          <table:table-cell table:style-name="ce4" office:value-type="string" calcext:value-type="string">
            <text:p>33.862494,-117.787780</text:p>
          </table:table-cell>
          <table:table-cell table:style-name="ce10" office:value-type="string" calcext:value-type="string">
            <text:p><text:a xlink:href="http://goo.gl/maps/yeDM3" xlink:type="simple">http://goo.gl/maps/yeDM3</text:a></text:p>
          </table:table-cell>
          <table:table-cell table:style-name="ce10" office:value-type="string" calcext:value-type="string">
            <text:p><text:a xlink:href="https://maps.apple.com/?address=1265%20N%20Chrisden%20St,%20Anaheim,%20CA%20%2092807,%20United%20States&amp;ll=33.862494,-117.787780&amp;q=1265%20N%20Chrisden%20St&amp;_ext=EiYpK+ec2sXtQEAxrXz/LMVyXcA5qbzCNuzuQEBB0yuQ7hNyXcBQAw%3D%3D&amp;t=m" xlink:type="simple">https://maps.apple.com/?address=1265%20N%20Chrisden%20St,%20Anaheim,%20CA%20%2092807,%20United%20States&amp;ll=33.862494,-117.787780&amp;q=1265%20N%20Chrisden%20St&amp;_ext=EiYpK+ec2sXtQEAxrXz/LMVyXcA5qbzCNuzuQEBB0yuQ7hNyXcBQAw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speranza spot 1 east end entrance</text:p>
          </table:table-cell>
          <table:table-cell table:style-name="ce7" office:value-type="string" calcext:value-type="string">
            <text:p>33.882167, -117.733889</text:p>
          </table:table-cell>
          <table:table-cell table:style-name="ce10" office:value-type="string" calcext:value-type="string">
            <text:p><text:a xlink:href="https://goo.gl/maps/AjfsdHJ4gtP2" xlink:type="simple">https://goo.gl/maps/AjfsdHJ4gtP2</text:a></text:p>
          </table:table-cell>
          <table:table-cell table:style-name="ce10" office:value-type="string" calcext:value-type="string">
            <text:p><text:a xlink:href="https://maps.apple.com/?address=23845%20Via%20del%20Rio,%20Yorba%20Linda,%20CA%20%2092887,%20United%20States&amp;ll=33.882167,-117.733889&amp;q=23845%20Via%20del%20Rio&amp;_ext=EiYptSG1MFzwQEAxc/pwGV1vXcA5M/fajILxQEBB7ZJC0KtuXcBQAw%3D%3D&amp;t=m" xlink:type="simple">https://maps.apple.com/?address=23845%20Via%20del%20Rio,%20Yorba%20Linda,%20CA%20%2092887,%20United%20States&amp;ll=33.882167,-117.733889&amp;q=23845%20Via%20del%20Rio&amp;_ext=EiYptSG1MFzwQEAxc/pwGV1vXcA5M/fajILxQEBB7ZJC0Ktu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go uphill slightly and park on left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Esperanza spot 1 west end</text:p>
          </table:table-cell>
          <table:table-cell table:style-name="ce7" office:value-type="string" calcext:value-type="string">
            <text:p>33.877000, -117.751889</text:p>
          </table:table-cell>
          <table:table-cell table:style-name="ce10" office:value-type="string" calcext:value-type="string">
            <text:p><text:a xlink:href="https://goo.gl/maps/21jBLbtHEVt" xlink:type="simple">https://goo.gl/maps/21jBLbtHEVt</text:a></text:p>
          </table:table-cell>
          <table:table-cell table:style-name="ce10" office:value-type="string" calcext:value-type="string">
            <text:p><text:a xlink:href="https://maps.apple.com/?address=Esperanza%20Rd,%20Anaheim,%20CA%20%2092807,%20United%20States&amp;ll=33.877000,-117.751889&amp;q=Esperanza%20Rd&amp;_ext=EiYptE9/u7DvQEAxrsMX63dwXcA5MiWlF9fwQEBBEMuxpMZvXcBQBA%3D%3D&amp;t=m" xlink:type="simple">https://maps.apple.com/?address=Esperanza%20Rd,%20Anaheim,%20CA%20%2092807,%20United%20States&amp;ll=33.877000,-117.751889&amp;q=Esperanza%20Rd&amp;_ext=EiYptE9/u7DvQEAxrsMX63dwXcA5MiWlF9fwQEBBEMuxpMZv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urn onto access road and go left up dirt road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Esperanza spot 2 east end entrance</text:p>
          </table:table-cell>
          <table:table-cell table:style-name="ce7" office:value-type="string" calcext:value-type="string">
            <text:p>33.876528, -117.708472</text:p>
          </table:table-cell>
          <table:table-cell table:style-name="ce10" office:value-type="string" calcext:value-type="string">
            <text:p><text:a xlink:href="https://goo.gl/maps/2r5PKv7mQAn" xlink:type="simple">https://goo.gl/maps/2r5PKv7mQAn</text:a></text:p>
          </table:table-cell>
          <table:table-cell table:style-name="ce10" office:value-type="string" calcext:value-type="string">
            <text:p><text:a xlink:href="https://maps.apple.com/?address=Camino%20de%20Bryant,%20Yorba%20Linda,%20CA%20%2092887,%20United%20States&amp;ll=33.876528,-117.708472&amp;q=Camino%20de%20Bryant&amp;_ext=EiYpe0Ta3Z/vQEAxld2/Bq9tXcA5+RkAOsbwQEBB4fafwP1sXcBQBA%3D%3D&amp;t=m" xlink:type="simple">https://maps.apple.com/?address=Camino%20de%20Bryant,%20Yorba%20Linda,%20CA%20%2092887,%20United%20States&amp;ll=33.876528,-117.708472&amp;q=Camino%20de%20Bryant&amp;_ext=EiYpe0Ta3Z/vQEAxld2/Bq9tXcA5+RkAOsbwQEBB4fafwP1s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urn onto access road up slightly and park on left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Esperanza spot 2 west end Entrance</text:p>
          </table:table-cell>
          <table:table-cell table:style-name="ce7" office:value-type="string" calcext:value-type="string">
            <text:p>33.881639, -117.733389</text:p>
          </table:table-cell>
          <table:table-cell table:style-name="ce10" office:value-type="string" calcext:value-type="string">
            <text:p><text:a xlink:href="https://goo.gl/maps/bedMwZrUkqQ2" xlink:type="simple">https://goo.gl/maps/bedMwZrUkqQ2</text:a></text:p>
          </table:table-cell>
          <table:table-cell table:style-name="ce10" office:value-type="string" calcext:value-type="string">
            <text:p><text:a xlink:href="https://maps.apple.com/?address=5400%E2%80%935444%20Copper%20Canyon%20Rd,%20Yorba%20Linda,%20CA%20%2092887,%20United%20States&amp;ll=33.881639,-117.733389&amp;q=5400%E2%80%935444%20Copper%20Canyon%20Rd&amp;_ext=EiYp2glZ4EbwQEAx33keMEhvXcA5WN9+PG3xQEBB6aRI55ZuXcBQBA%3D%3D&amp;t=m" xlink:type="simple">https://maps.apple.com/?address=5400%E2%80%935444%20Copper%20Canyon%20Rd,%20Yorba%20Linda,%20CA%20%2092887,%20United%20States&amp;ll=33.881639,-117.733389&amp;q=5400%E2%80%935444%20Copper%20Canyon%20Rd&amp;_ext=EiYp2glZ4EbwQEAx33keMEhvXcA5WN9+PG3xQEBB6aRI55Zu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urn onto access road and follow path to the left until you reach the air station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Esperanza spot 3 east end</text:p>
          </table:table-cell>
          <table:table-cell table:style-name="ce7" office:value-type="string" calcext:value-type="string">
            <text:p>33.873917, -117.672750</text:p>
          </table:table-cell>
          <table:table-cell table:style-name="ce10" office:value-type="string" calcext:value-type="string">
            <text:p><text:a xlink:href="https://goo.gl/maps/zC7wSnLYzME2" xlink:type="simple">https://goo.gl/maps/zC7wSnLYzME2</text:a></text:p>
          </table:table-cell>
          <table:table-cell table:style-name="ce10" office:value-type="string" calcext:value-type="string">
            <text:p><text:a xlink:href="https://maps.apple.com/?address=Green%20River%20Golf%20Club,%205215%20Green%20River%20Rd,%20Chino%20Hills,%20CA%20%2092880,%20United%20States&amp;ll=33.873917,-117.672750&amp;q=Green%20River%20Golf%20Club&amp;_ext=EiYp+w40RjzvQEAxEcKeEGRrXcA5eeRZomLwQEBBSZUczLJqXcBQAw%3D%3D&amp;t=m" xlink:type="simple">https://maps.apple.com/?address=Green%20River%20Golf%20Club,%205215%20Green%20River%20Rd,%20Chino%20Hills,%20CA%20%2092880,%20United%20States&amp;ll=33.873917,-117.672750&amp;q=Green%20River%20Golf%20Club&amp;_ext=EiYp+w40RjzvQEAxEcKeEGRrXcA5eeRZomLwQEBBSZUczLJq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proceed thru gates, Be careful crossing tracks, once across tracks turn left and follow dirt road until you reach the signal bridge and air boxes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Esperanza spot 3 Park Entrance</text:p>
          </table:table-cell>
          <table:table-cell table:style-name="ce7" office:value-type="string" calcext:value-type="string">
            <text:p>33.878278, -117.698278</text:p>
          </table:table-cell>
          <table:table-cell table:style-name="ce10" office:value-type="string" calcext:value-type="string">
            <text:p><text:a xlink:href="https://goo.gl/maps/kxWRMGVcHQ32" xlink:type="simple">https://goo.gl/maps/kxWRMGVcHQ32</text:a></text:p>
          </table:table-cell>
          <table:table-cell table:style-name="ce10" office:value-type="string" calcext:value-type="string">
            <text:p><text:a xlink:href="https://maps.apple.com/?address=Brush%20Canyon%20Park,%2028282%20Brush%20Canyon%20Dr,%20Yorba%20Linda,%20CA%20%2092887,%20United%20States&amp;ll=33.878278,-117.698278&amp;q=Brush%20Canyon%20Park&amp;_ext=EiYpeBSdDN/vQEAxfFx7PzJtXcA59unCaAXxQEBBavRU+IBsXcBQAw%3D%3D&amp;t=m" xlink:type="simple">https://maps.apple.com/?address=Brush%20Canyon%20Park,%2028282%20Brush%20Canyon%20Dr,%20Yorba%20Linda,%20CA%20%2092887,%20United%20States&amp;ll=33.878278,-117.698278&amp;q=Brush%20Canyon%20Park&amp;_ext=EiYpeBSdDN/vQEAxfFx7PzJtXcA59unCaAXxQEBBavRU+IBs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proceed thru gates and then right to get to the west end of spot 3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Esperanza spot 4 east end - Prado  Dam</text:p>
          </table:table-cell>
          <table:table-cell table:style-name="ce7" office:value-type="string" calcext:value-type="string">
            <text:p>33.879944, -117.656028</text:p>
          </table:table-cell>
          <table:table-cell table:style-name="ce10" office:value-type="string" calcext:value-type="string">
            <text:p><text:a xlink:href="https://goo.gl/maps/dxTPS295NvR2" xlink:type="simple">https://goo.gl/maps/dxTPS295NvR2</text:a></text:p>
          </table:table-cell>
          <table:table-cell table:style-name="ce10" office:value-type="string" calcext:value-type="string">
            <text:p><text:a xlink:href="https://maps.apple.com/?address=Chino%20Hills%20State%20Park,%204514%E2%80%934530%20Prado%20Rd,%20Corona,%20CA%20%2092880,%20United%20States&amp;ll=33.879944,-117.656028&amp;q=Chino%20Hills%20State%20Park&amp;_ext=EiYploA5Eg/wQEAx9Sxm+1RqXcA5FFZfbjXxQEBBQzx4s6NpXcBQBA%3D%3D&amp;t=m" xlink:type="simple">https://maps.apple.com/?address=Chino%20Hills%20State%20Park,%204514%E2%80%934530%20Prado%20Rd,%20Corona,%20CA%20%2092880,%20United%20States&amp;ll=33.879944,-117.656028&amp;q=Chino%20Hills%20State%20Park&amp;_ext=EiYploA5Eg/wQEAx9Sxm+1RqXcA5FFZfbjXxQEBBQzx4s6NpXcBQBA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his will get you under the freeway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Firehouse, NYK and TTI</text:p>
          </table:table-cell>
          <table:table-cell table:style-name="ce7" office:value-type="string" calcext:value-type="string">
            <text:p>33.759083, -118.242639</text:p>
          </table:table-cell>
          <table:table-cell table:style-name="ce10" office:value-type="string" calcext:value-type="string">
            <text:p><text:a xlink:href="https://goo.gl/maps/ayjcU6URx9T2" xlink:type="simple">https://goo.gl/maps/ayjcU6URx9T2</text:a></text:p>
          </table:table-cell>
          <table:table-cell table:style-name="ce10" office:value-type="string" calcext:value-type="string">
            <text:p><text:a xlink:href="https://maps.apple.com/?address=139%20Pier%20S%20Ave,%20Long%20Beach,%20CA%20%2090802,%20United%20States&amp;ll=33.759083,-118.242639&amp;q=139%20Pier%20S%20Ave&amp;_ext=EiYpMJdUXo3gQEAx+gckwNOPXcA5rmx6urPhQEBBWLlzuCKPXcBQBA%3D%3D&amp;t=m" xlink:type="simple">https://maps.apple.com/?address=139%20Pier%20S%20Ave,%20Long%20Beach,%20CA%20%2090802,%20United%20States&amp;ll=33.759083,-118.242639&amp;q=139%20Pier%20S%20Ave&amp;_ext=EiYpMJdUXo3gQEAx+gckwNOPXcA5rmx6urPhQEBBWLlzuCKPXcBQBA%3D%3D&amp;t=m</text:a></text:p>
          </table:table-cell>
          <table:table-cell table:style-name="ce13" office:value-type="string" calcext:value-type="string">
            <text:p>72, 78</text:p>
          </table:table-cell>
          <table:table-cell table:style-name="ce4" office:value-type="string" calcext:value-type="string">
            <text:p>proceed up driveway and to the right. For NYK follow dirt road to the right. For TTI follow dirt road to the left.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Ford building, ETD, Carman office</text:p>
          </table:table-cell>
          <table:table-cell table:style-name="ce4" office:value-type="string" calcext:value-type="string">
            <text:p>34.001916,-118.170504</text:p>
          </table:table-cell>
          <table:table-cell table:style-name="ce10" office:value-type="string" calcext:value-type="string">
            <text:p><text:a xlink:href="http://goo.gl/maps/ZutPo" xlink:type="simple">http://goo.gl/maps/ZutPo</text:a></text:p>
          </table:table-cell>
          <table:table-cell table:style-name="ce10" office:value-type="string" calcext:value-type="string">
            <text:p><text:a xlink:href="https://maps.apple.com/?address=4940%20Sheila%20St,%20Commerce,%20CA%20%2090040,%20United%20States&amp;ll=34.001916,-118.170504&amp;q=4940%20Sheila%20St&amp;_ext=EiYpbo4p/6v/QEAxLtzBKEWLXcA57GNPW9IAQUBBwrXBn5OKXcBQAw%3D%3D&amp;t=m" xlink:type="simple">https://maps.apple.com/?address=4940%20Sheila%20St,%20Commerce,%20CA%20%2090040,%20United%20States&amp;ll=34.001916,-118.170504&amp;q=4940%20Sheila%20St&amp;_ext=EiYpbo4p/6v/QEAxLtzBKEWLXcA57GNPW9IAQUBBwrXBn5OKXcBQAw%3D%3D&amp;t=m</text:a>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Fullerton east end storage tracks 8130</text:p>
          </table:table-cell>
          <table:table-cell table:style-name="ce4" office:value-type="string" calcext:value-type="string">
            <text:p>33.868683,-117.929107</text:p>
          </table:table-cell>
          <table:table-cell table:style-name="ce10" office:value-type="string" calcext:value-type="string">
            <text:p><text:a xlink:href="http://goo.gl/maps/ysua9" xlink:type="simple">http://goo.gl/maps/ysua9</text:a></text:p>
          </table:table-cell>
          <table:table-cell table:style-name="ce10" office:value-type="string" calcext:value-type="string">
            <text:p><text:a xlink:href="https://maps.apple.com/?address=Amerige%20Park,%20300%20W%20Commonwealth%20Ave,%20Fullerton,%20CA%20%2092832,%20United%20States&amp;ll=33.868683,-117.929107&amp;q=Amerige%20Park&amp;_ext=EiYpyGzax7buQEAxUExFfdR7XcA5RkIAJN3vQEBBhJXtOiN7XcBQAw%3D%3D&amp;t=m" xlink:type="simple">https://maps.apple.com/?address=Amerige%20Park,%20300%20W%20Commonwealth%20Ave,%20Fullerton,%20CA%20%2092832,%20United%20States&amp;ll=33.868683,-117.929107&amp;q=Amerige%20Park&amp;_ext=EiYpyGzax7buQEAxUExFfdR7XcA5RkIAJN3vQEBBhJXtOiN7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this will get you into the baseball field parking lot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Fullerton west end. West bound signal,  8150, 8130, 8131</text:p>
          </table:table-cell>
          <table:table-cell table:style-name="ce4" office:value-type="string" calcext:value-type="string">
            <text:p>33.869184, -117.952956</text:p>
          </table:table-cell>
          <table:table-cell table:style-name="ce10" office:value-type="string" calcext:value-type="string">
            <text:p><text:a xlink:href="http://goo.gl/maps/F45SZ" xlink:type="simple">http://goo.gl/maps/F45SZ</text:a></text:p>
          </table:table-cell>
          <table:table-cell table:style-name="ce10" office:value-type="string" calcext:value-type="string">
            <text:p><text:a xlink:href="https://maps.apple.com/?address=210%E2%80%93230%20S%20Basque%20Ave,%20Fullerton,%20CA%20%2092833,%20United%20States&amp;ll=33.869184,-117.952956&amp;q=210%E2%80%93230%20S%20Basque%20Ave&amp;_ext=EiYpsYaL3qzuQEAxzew+4FV9XcA5L1yxOtPvQEBBe18QnqR8XcBQBA%3D%3D&amp;t=m" xlink:type="simple">https://maps.apple.com/?address=210%E2%80%93230%20S%20Basque%20Ave,%20Fullerton,%20CA%20%2092833,%20United%20States&amp;ll=33.869184,-117.952956&amp;q=210%E2%80%93230%20S%20Basque%20Ave&amp;_ext=EiYpsYaL3qzuQEAxzew+4FV9XcA5L1yxOtPvQEBBe18QnqR8XcBQBA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Gasper - Jackson Ave</text:p>
          </table:table-cell>
          <table:table-cell table:style-name="ce4" office:value-type="string" calcext:value-type="string">
            <text:p>33.780572, -118.217104</text:p>
          </table:table-cell>
          <table:table-cell table:style-name="ce10" office:value-type="string" calcext:value-type="string">
            <text:p><text:a xlink:href="https://goo.gl/maps/rLyzM3wCrzdAMDv49" xlink:type="simple">https://goo.gl/maps/rLyzM3wCrzdAMDv49</text:a></text:p>
          </table:table-cell>
          <table:table-cell table:style-name="ce10" office:value-type="string" calcext:value-type="string">
            <text:p><text:a xlink:href="https://maps.apple.com/?address=1800%20W%20Ninth%20St,%20Long%20Beach,%20CA%20%2090813,%20United%20States&amp;ll=33.780572,-118.217104&amp;q=1800%20W%20Ninth%20St&amp;_ext=EiYpbLE2El7jQEAxiICaMkCOXcA56oZcboTkQEBBXMpHH4+NXcBQAw%3D%3D&amp;t=m" xlink:type="simple">https://maps.apple.com/?address=1800%20W%20Ninth%20St,%20Long%20Beach,%20CA%20%2090813,%20United%20States&amp;ll=33.780572,-118.217104&amp;q=1800%20W%20Ninth%20St&amp;_ext=EiYpbLE2El7jQEAxiICaMkCOXcA56oZcboTkQEBBXMpHH4+NXcBQAw%3D%3D&amp;t=m</text:a></text:p>
          </table:table-cell>
          <table:table-cell table:style-name="ce13"/>
          <table:table-cell table:style-name="ce4" office:value-type="string" calcext:value-type="string">
            <text:p>This will get you to the access road that runs between Gasper and 9th Street opposite Long Beach Pier B Yard.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Gasper - Edison Ave</text:p>
          </table:table-cell>
          <table:table-cell table:style-name="ce7" office:value-type="string" calcext:value-type="string">
            <text:p>33.780940, -118.218518</text:p>
          </table:table-cell>
          <table:table-cell table:style-name="ce10" office:value-type="string" calcext:value-type="string">
            <text:p><text:a xlink:href="https://goo.gl/maps/gnphvhXKBDf5Qy9SA" xlink:type="simple">https://goo.gl/maps/gnphvhXKBDf5Qy9SA</text:a></text:p>
          </table:table-cell>
          <table:table-cell table:style-name="ce10" office:value-type="string" calcext:value-type="string">
            <text:p><text:a xlink:href="https://maps.apple.com/?address=1910%20W%20Ninth%20St,%20Long%20Beach,%20CA%20%2090813,%20United%20States&amp;ll=33.780940,-118.218518&amp;q=1910%20W%20Ninth%20St&amp;_ext=EiYpQbnIiWzjQEAxrOn4PlmOXcA5v47u5ZLkQEBBfGFqK6iNXcBQAw%3D%3D&amp;t=m" xlink:type="simple">https://maps.apple.com/?address=1910%20W%20Ninth%20St,%20Long%20Beach,%20CA%20%2090813,%20United%20States&amp;ll=33.780940,-118.218518&amp;q=1910%20W%20Ninth%20St&amp;_ext=EiYpQbnIiWzjQEAxrOn4PlmOXcA5v47u5ZLkQEBBfGFqK6iNXcBQAw%3D%3D&amp;t=m</text:a></text:p>
          </table:table-cell>
          <table:table-cell table:style-name="ce13"/>
          <table:table-cell table:style-name="ce4" office:value-type="string" calcext:value-type="string">
            <text:p>This will get you to the Edison Street WALK IN gates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Hobart Main Line West End 26th Street</text:p>
          </table:table-cell>
          <table:table-cell table:style-name="ce7" office:value-type="string" calcext:value-type="string">
            <text:p>34.009722, -118.200056</text:p>
          </table:table-cell>
          <table:table-cell table:style-name="ce10" office:value-type="string" calcext:value-type="string">
            <text:p><text:a xlink:href="https://goo.gl/maps/jJ2czZjaLwN2" xlink:type="simple">https://goo.gl/maps/jJ2czZjaLwN2</text:a></text:p>
          </table:table-cell>
          <table:table-cell table:style-name="ce10" office:value-type="string" calcext:value-type="string">
            <text:p><text:a xlink:href="https://maps.apple.com/?address=3737%E2%80%933839%20E%2026th%20St,%20Vernon,%20CA%20%2090058,%20United%20States&amp;ll=34.009722,-118.200056&amp;q=3737%E2%80%933839%20E%2026th%20St&amp;_ext=EiYp6dxHnqkAQUAxp9FUyyaNXcA5Z7Jt+s8BQUBBdT4wPnWMXcBQBA%3D%3D&amp;t=m" xlink:type="simple">https://maps.apple.com/?address=3737%E2%80%933839%20E%2026th%20St,%20Vernon,%20CA%20%2090058,%20United%20States&amp;ll=34.009722,-118.200056&amp;q=3737%E2%80%933839%20E%2026th%20St&amp;_ext=EiYp6dxHnqkAQUAxp9FUyyaNXcA5Z7Jt+s8BQUBBdT4wPnWMXcBQBA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Hobart Yard</text:p>
          </table:table-cell>
          <table:table-cell table:style-name="ce4" office:value-type="string" calcext:value-type="string">
            <text:p>34.009673,-118.192355</text:p>
          </table:table-cell>
          <table:table-cell table:style-name="ce10" office:value-type="string" calcext:value-type="string">
            <text:p><text:a xlink:href="http://goo.gl/maps/GI75V" xlink:type="simple">http://goo.gl/maps/GI75V</text:a></text:p>
          </table:table-cell>
          <table:table-cell table:style-name="ce10" office:value-type="string" calcext:value-type="string">
            <text:p><text:a xlink:href="https://maps.apple.com/?address=4000%20Sheila%20St,%20Vernon,%20CA%20%2090023,%20United%20States&amp;ll=34.009673,-118.192355&amp;q=4000%20Sheila%20St&amp;_ext=EiYpcKvFPZ0AQUAxMWz435qMXcA57oDrmcMBQUBBW5sHU+mLXcBQAw%3D%3D&amp;t=m" xlink:type="simple">https://maps.apple.com/?address=4000%20Sheila%20St,%20Vernon,%20CA%20%2090023,%20United%20States&amp;ll=34.009673,-118.192355&amp;q=4000%20Sheila%20St&amp;_ext=EiYpcKvFPZ0AQUAxMWz435qMXcA57oDrmcMBQUBBW5sHU+mLXcBQAw%3D%3D&amp;t=m</text:a></text:p>
          </table:table-cell>
          <table:table-cell table:style-name="ce13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Ironsides</text:p>
          </table:table-cell>
          <table:table-cell table:style-name="ce4" office:value-type="string" calcext:value-type="string">
            <text:p>33.81534, -118.30872</text:p>
          </table:table-cell>
          <table:table-cell table:style-name="ce10" office:value-type="string" calcext:value-type="string">
            <text:p><text:a xlink:href="https://goo.gl/maps/ns8xLLgVd7qvsxFR8" xlink:type="simple">https://goo.gl/maps/ns8xLLgVd7qvsxFR8</text:a></text:p>
          </table:table-cell>
          <table:table-cell table:style-name="ce10" office:value-type="string" calcext:value-type="string">
            <text:p><text:a xlink:href="https://maps.apple.com/?address=23200%20Western%20Ave,%20Harbor%20City,%20CA%20%2090710,%20United%20States&amp;ll=33.815340,-118.308720&amp;q=23200%20Western%20Ave&amp;_ext=EiYpCzVUx9bnQEAxqHuzgRGUXcA5iQp6I/3oQEBBBnLfW2CTXcBQAw%3D%3D&amp;t=m" xlink:type="simple">https://maps.apple.com/?address=23200%20Western%20Ave,%20Harbor%20City,%20CA%20%2090710,%20United%20States&amp;ll=33.815340,-118.308720&amp;q=23200%20Western%20Ave&amp;_ext=EiYpCzVUx9bnQEAxqHuzgRGUXcA5iQp6I/3oQEBBBnLfW2CTXcBQAw%3D%3D&amp;t=m</text:a></text:p>
          </table:table-cell>
          <table:table-cell table:style-name="ce13" office:value-type="string" calcext:value-type="string">
            <text:p>55</text:p>
          </table:table-cell>
          <table:table-cell table:style-name="ce4" office:value-type="string" calcext:value-type="string">
            <text:p>Turn in to the dirt access road and proceed to the train.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La Mirada Yard office</text:p>
          </table:table-cell>
          <table:table-cell table:style-name="ce4" office:value-type="string" calcext:value-type="string">
            <text:p>33.891293, -118.022695</text:p>
          </table:table-cell>
          <table:table-cell table:style-name="ce10" office:value-type="string" calcext:value-type="string">
            <text:p><text:a xlink:href="https://goo.gl/maps/QGeCJBKSftvRt8nZ8" xlink:type="simple">https://goo.gl/maps/QGeCJBKSftvRt8nZ8</text:a></text:p>
          </table:table-cell>
          <table:table-cell table:style-name="ce10" office:value-type="string" calcext:value-type="string">
            <text:p><text:a xlink:href="https://maps.apple.com/?address=14435%20Macaw%20St,%20La%20Mirada,%20CA%20%2090638,%20United%20States&amp;ll=33.891293,-118.022695&amp;q=14435%20Macaw%20St&amp;_ext=EiYpOQfPdXzxQEAx4d6RhdGBXcA5t9z00aLyQEBB6z61NyCBXcBQAw%3D%3D&amp;t=m" xlink:type="simple">https://maps.apple.com/?address=14435%20Macaw%20St,%20La%20Mirada,%20CA%20%2090638,%20United%20States&amp;ll=33.891293,-118.022695&amp;q=14435%20Macaw%20St&amp;_ext=EiYpOQfPdXzxQEAx4d6RhdGBXcA5t9z00aLyQEBB6z61NyCBXcBQAw%3D%3D&amp;t=m</text:a></text:p>
          </table:table-cell>
          <table:table-cell table:style-name="ce13" office:value-type="string" calcext:value-type="string">
            <text:p>32</text:p>
          </table:table-cell>
          <table:table-cell table:style-name="ce4" office:value-type="string" calcext:value-type="string">
            <text:p>proceed past cement company, across tracks to railroad yard office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AJ</text:p>
          </table:table-cell>
          <table:table-cell table:style-name="ce7" office:value-type="string" calcext:value-type="string">
            <text:p>34.0025724,-118.2002843</text:p>
          </table:table-cell>
          <table:table-cell table:style-name="ce10" office:value-type="string" calcext:value-type="string">
            <text:p><text:a xlink:href="https://goo.gl/maps/3q76x14mYmTdXfZj8" xlink:type="simple">https://goo.gl/maps/3q76x14mYmTdXfZj8</text:a></text:p>
          </table:table-cell>
          <table:table-cell table:style-name="ce10" office:value-type="string" calcext:value-type="string">
            <text:p><text:a xlink:href="https://maps.apple.com/?address=4353%20Exchange%20Ave,%20Vernon,%20CA%20%2090058,%20United%20States&amp;ll=34.002572,-118.200284&amp;q=4353%20Exchange%20Ave&amp;_ext=EiYpf4nTlcX/QEAxvQ3VLSSNXcA5/V758esAQUBB2e5ppHKMXcBQAw%3D%3D&amp;t=m" xlink:type="simple">https://maps.apple.com/?address=4353%20Exchange%20Ave,%20Vernon,%20CA%20%2090058,%20United%20States&amp;ll=34.002572,-118.200284&amp;q=4353%20Exchange%20Ave&amp;_ext=EiYpf4nTlcX/QEAxvQ3VLSSNXcA5/V758esAQUBB2e5ppHKMXcBQAw%3D%3D&amp;t=m</text:a></text:p>
          </table:table-cell>
          <table:table-cell table:style-name="ce13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AXT BNSF Tie-up tracks</text:p>
          </table:table-cell>
          <table:table-cell table:style-name="ce7" office:value-type="string" calcext:value-type="string">
            <text:p>33.749444, -118.252556</text:p>
          </table:table-cell>
          <table:table-cell table:style-name="ce10" office:value-type="string" calcext:value-type="string">
            <text:p><text:a xlink:href="https://goo.gl/maps/Q7zjT7FYwQU2" xlink:type="simple">https://goo.gl/maps/Q7zjT7FYwQU2</text:a></text:p>
          </table:table-cell>
          <table:table-cell table:style-name="ce10" office:value-type="string" calcext:value-type="string">
            <text:p><text:a xlink:href="https://maps.apple.com/?address=750%20Eldridge%20St,%20San%20Pedro,%20CA%20%2090731,%20United%20States&amp;ll=33.749444,-118.252556&amp;q=750%20Eldridge%20St&amp;_ext=EiYpO8eA7PXeQEAxth2l/v2QXcA5WUefoF7gQEBBOZm4VZCPXcBQAw%3D%3D&amp;t=m" xlink:type="simple">https://maps.apple.com/?address=750%20Eldridge%20St,%20San%20Pedro,%20CA%20%2090731,%20United%20States&amp;ll=33.749444,-118.252556&amp;q=750%20Eldridge%20St&amp;_ext=EiYpO8eA7PXeQEAxth2l/v2QXcA5WUefoF7gQEBBOZm4VZCPXcBQAw%3D%3D&amp;t=m</text:a></text:p>
          </table:table-cell>
          <table:table-cell table:style-name="ce13" office:value-type="string" calcext:value-type="string">
            <text:p>72</text:p>
          </table:table-cell>
          <table:table-cell table:style-name="ce4" office:value-type="string" calcext:value-type="string">
            <text:p>proceed thru open gates and go right past the bridge until paved road ends then, when safe, used dirt road to go left across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AXT BNSF Tie-up tracks back  entrance</text:p>
          </table:table-cell>
          <table:table-cell table:style-name="ce7" office:value-type="string" calcext:value-type="string">
            <text:p>33.752167, -118.257000</text:p>
          </table:table-cell>
          <table:table-cell table:style-name="ce10" office:value-type="string" calcext:value-type="string">
            <text:p><text:a xlink:href="https://goo.gl/maps/LstFLnK1dUP2" xlink:type="simple">https://goo.gl/maps/LstFLnK1dUP2</text:a></text:p>
          </table:table-cell>
          <table:table-cell table:style-name="ce10" office:value-type="string" calcext:value-type="string">
            <text:p><text:a xlink:href="https://maps.apple.com/?address=CA-47%20W,%20San%20Pedro,%20CA%20%2090731,%20United%20States&amp;ll=33.752167,-118.257000&amp;q=CA-47%20W&amp;_ext=EiYpDKz5fqXfQEAxYJHZUceQXcA5ioEf28vgQEBBVNHmTRaQXcBQBA%3D%3D&amp;t=m" xlink:type="simple">https://maps.apple.com/?address=CA-47%20W,%20San%20Pedro,%20CA%20%2090731,%20United%20States&amp;ll=33.752167,-118.257000&amp;q=CA-47%20W&amp;_ext=EiYpDKz5fqXfQEAxYJHZUceQXcA5ioEf28vgQEBBVNHmTRaQXcBQBA%3D%3D&amp;t=m</text:a></text:p>
          </table:table-cell>
          <table:table-cell table:style-name="ce13" office:value-type="string" calcext:value-type="string">
            <text:p>72</text:p>
          </table:table-cell>
          <table:table-cell table:style-name="ce4" office:value-type="string" calcext:value-type="string">
            <text:p>follow access road to gates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ong Beach Junction</text:p>
          </table:table-cell>
          <table:table-cell table:style-name="ce7" office:value-type="string" calcext:value-type="string">
            <text:p>33.791291, -118.238766</text:p>
          </table:table-cell>
          <table:table-cell table:style-name="ce10" office:value-type="string" calcext:value-type="string">
            <text:p><text:a xlink:href="http://goo.gl/maps/r11Ui" xlink:type="simple">http://goo.gl/maps/r11Ui</text:a></text:p>
          </table:table-cell>
          <table:table-cell table:style-name="ce10" office:value-type="string" calcext:value-type="string">
            <text:p><text:a xlink:href="https://maps.apple.com/?address=E%20Pacific%20Coast%20Hwy,%20Wilmington,%20CA%20%2090744,%20United%20States&amp;ll=33.791291,-118.238766&amp;q=E%20Pacific%20Coast%20Hwy&amp;_ext=EiYpQjlMu7nkQEAxZ3belKCPXcA5wA5yF+DlQEBBQdbte++OXcBQBA%3D%3D&amp;t=m" xlink:type="simple">https://maps.apple.com/?address=E%20Pacific%20Coast%20Hwy,%20Wilmington,%20CA%20%2090744,%20United%20States&amp;ll=33.791291,-118.238766&amp;q=E%20Pacific%20Coast%20Hwy&amp;_ext=EiYpQjlMu7nkQEAxZ3belKCPXcA5wA5yF+DlQEBBQdbte++OXcBQBA%3D%3D&amp;t=m</text:a></text:p>
          </table:table-cell>
          <table:table-cell table:style-name="ce13" office:value-type="string" calcext:value-type="string">
            <text:p>58</text:p>
          </table:table-cell>
          <table:table-cell table:style-name="ce4" office:value-type="string" calcext:value-type="string">
            <text:p>this will take you under PCH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Long beach yard bottom pier B</text:p>
          </table:table-cell>
          <table:table-cell table:style-name="ce7" office:value-type="string" calcext:value-type="string">
            <text:p>33.778222, -118.211556</text:p>
          </table:table-cell>
          <table:table-cell table:style-name="ce10" office:value-type="string" calcext:value-type="string">
            <text:p><text:a xlink:href="https://goo.gl/maps/CmTKxwAf97t" xlink:type="simple">https://goo.gl/maps/CmTKxwAf97t</text:a></text:p>
          </table:table-cell>
          <table:table-cell table:style-name="ce10" office:value-type="string" calcext:value-type="string">
            <text:p><text:a xlink:href="https://maps.apple.com/?address=1550%20Pier%20B%20St,%20Long%20Beach,%20CA%20%2090813,%20United%20States&amp;ll=33.778222,-118.211556&amp;q=1550%20Pier%20B%20St&amp;_ext=EiYpXvI/6hHjQEAxgDYgTxSOXcA53MdlRjjkQEBBTmEIPWONXcBQAw%3D%3D&amp;t=m" xlink:type="simple">https://maps.apple.com/?address=1550%20Pier%20B%20St,%20Long%20Beach,%20CA%20%2090813,%20United%20States&amp;ll=33.778222,-118.211556&amp;q=1550%20Pier%20B%20St&amp;_ext=EiYpXvI/6hHjQEAxgDYgTxSOXcA53MdlRjjkQEBBTmEIPWONXcBQAw%3D%3D&amp;t=m</text:a></text:p>
          </table:table-cell>
          <table:table-cell table:style-name="ce13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Long beach yard top pier B</text:p>
          </table:table-cell>
          <table:table-cell table:style-name="ce7" office:value-type="string" calcext:value-type="string">
            <text:p>33.780028, -118.217417</text:p>
          </table:table-cell>
          <table:table-cell table:style-name="ce10" office:value-type="string" calcext:value-type="string">
            <text:p><text:a xlink:href="https://goo.gl/maps/Cp1Q9M8WxjS2" xlink:type="simple">https://goo.gl/maps/Cp1Q9M8WxjS2</text:a></text:p>
          </table:table-cell>
          <table:table-cell table:style-name="ce10" office:value-type="string" calcext:value-type="string">
            <text:p><text:a xlink:href="https://maps.apple.com/?address=1800%20W%20Ninth%20St,%20Long%20Beach,%20CA%20%2090813,%20United%20States&amp;ll=33.780028,-118.217417&amp;q=1800%20W%20Ninth%20St&amp;_ext=EiYpbLE2El7jQEAxiICaMkCOXcA56oZcboTkQEBBXMpHH4+NXcBQAw%3D%3D&amp;t=m" xlink:type="simple">https://maps.apple.com/?address=1800%20W%20Ninth%20St,%20Long%20Beach,%20CA%20%2090813,%20United%20States&amp;ll=33.780028,-118.217417&amp;q=1800%20W%20Ninth%20St&amp;_ext=EiYpbLE2El7jQEAxiICaMkCOXcA56oZcboTkQEBBXMpHH4+NXcBQAw%3D%3D&amp;t=m</text:a></text:p>
          </table:table-cell>
          <table:table-cell table:style-name="ce13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Loop fire house</text:p>
          </table:table-cell>
          <table:table-cell table:style-name="ce7" office:value-type="string" calcext:value-type="string">
            <text:p>33.747508, -118.259807</text:p>
          </table:table-cell>
          <table:table-cell table:style-name="ce10" office:value-type="string" calcext:value-type="string">
            <text:p><text:a xlink:href="http://goo.gl/maps/Pvdxk" xlink:type="simple">http://goo.gl/maps/Pvdxk</text:a></text:p>
          </table:table-cell>
          <table:table-cell table:style-name="ce10" office:value-type="string" calcext:value-type="string">
            <text:p><text:a xlink:href="https://maps.apple.com/?address=750%20Eldridge%20St,%20San%20Pedro,%20CA%20%2090731,%20United%20States&amp;ll=33.747508,-118.259807&amp;q=750%20Eldridge%20St&amp;_ext=EiYpO8eA7PXeQEAxth2l/v2QXcA5WUefoF7gQEBBOZm4VZCPXcBQAw%3D%3D&amp;t=m" xlink:type="simple">https://maps.apple.com/?address=750%20Eldridge%20St,%20San%20Pedro,%20CA%20%2090731,%20United%20States&amp;ll=33.747508,-118.259807&amp;q=750%20Eldridge%20St&amp;_ext=EiYpO8eA7PXeQEAxth2l/v2QXcA5WUefoF7gQEBBOZm4VZCPXcBQAw%3D%3D&amp;t=m</text:a></text:p>
          </table:table-cell>
          <table:table-cell table:style-name="ce13" office:value-type="string" calcext:value-type="string">
            <text:p>72</text:p>
          </table:table-cell>
          <table:table-cell table:style-name="ce4" office:value-type="string" calcext:value-type="string">
            <text:p>proceed thru gates, by guard and to K-rail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alabar Yard</text:p>
          </table:table-cell>
          <table:table-cell table:style-name="ce7" office:value-type="string" calcext:value-type="string">
            <text:p>34.003882, -118.227909</text:p>
          </table:table-cell>
          <table:table-cell table:style-name="ce11" office:value-type="string" calcext:value-type="string">
            <text:p><text:a xlink:href="https://goo.gl/maps/2tJxiShXeFe7kmZ48" xlink:type="simple">https://goo.gl/maps/2tJxiShXeFe7kmZ48</text:a></text:p>
          </table:table-cell>
          <table:table-cell table:style-name="ce10" office:value-type="string" calcext:value-type="string">
            <text:p><text:a xlink:href="https://maps.apple.com/?address=Pacific%20Blvd,%20Vernon,%20CA%20%2090058,%20United%20States&amp;ll=34.003882,-118.227909&amp;q=Pacific%20Blvd&amp;_ext=EiYpKicbbuv/QEAx3uxl3u6OXcA5qPxAyhEBQUBBCpdcVD2OXcBQBA%3D%3D&amp;t=m" xlink:type="simple">https://maps.apple.com/?address=Pacific%20Blvd,%20Vernon,%20CA%20%2090058,%20United%20States&amp;ll=34.003882,-118.227909&amp;q=Pacific%20Blvd&amp;_ext=EiYpKicbbuv/QEAx3uxl3u6OXcA5qPxAyhEBQUBBCpdcVD2OXcBQBA%3D%3D&amp;t=m</text:a>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Med shipping</text:p>
          </table:table-cell>
          <table:table-cell table:style-name="ce7" office:value-type="string" calcext:value-type="string">
            <text:p>33.774591, -118.239358</text:p>
          </table:table-cell>
          <table:table-cell table:style-name="ce10" office:value-type="string" calcext:value-type="string">
            <text:p><text:a xlink:href="http://goo.gl/maps/iKhvV" xlink:type="simple">http://goo.gl/maps/iKhvV</text:a></text:p>
          </table:table-cell>
          <table:table-cell table:style-name="ce10" office:value-type="string" calcext:value-type="string">
            <text:p><text:a xlink:href="https://maps.apple.com/?address=700%20Pier%20A%20Plaza,%20Long%20Beach,%20CA%20%2090813,%20United%20States&amp;ll=33.774591,-118.239358&amp;q=700%20Pier%20A%20Plaza&amp;_ext=EiYpFcuIV0/iQEAx14x4Ep+PXcA5k6Cus3XjQEBBldIzvcSOXcBQAw%3D%3D&amp;t=m" xlink:type="simple">https://maps.apple.com/?address=700%20Pier%20A%20Plaza,%20Long%20Beach,%20CA%20%2090813,%20United%20States&amp;ll=33.774591,-118.239358&amp;q=700%20Pier%20A%20Plaza&amp;_ext=EiYpFcuIV0/iQEAx14x4Ep+PXcA5k6Cus3XjQEBBldIzvcSOXcBQAw%3D%3D&amp;t=m</text:a>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NYK/Everport bottom AD 1, 2 outside</text:p>
          </table:table-cell>
          <table:table-cell table:style-name="ce7" office:value-type="string" calcext:value-type="string">
            <text:p>33.744972, -118.266639</text:p>
          </table:table-cell>
          <table:table-cell table:style-name="ce10" office:value-type="string" calcext:value-type="string">
            <text:p><text:a xlink:href="https://goo.gl/maps/uVk62AMbxMH2" xlink:type="simple">https://goo.gl/maps/uVk62AMbxMH2</text:a></text:p>
          </table:table-cell>
          <table:table-cell table:style-name="ce10" office:value-type="string" calcext:value-type="string">
            <text:p><text:a xlink:href="https://maps.apple.com/?address=Earle%20St,%20San%20Pedro,%20CA%20%2090731,%20United%20States&amp;ll=33.744972,-118.266639&amp;q=Earle%20St&amp;_ext=EiYpUd/pqsfeQEAxE+pOFmmRXcA5z7QPB+7fQEBBw+3vFbiQXcBQBA%3D%3D&amp;t=m" xlink:type="simple">https://maps.apple.com/?address=Earle%20St,%20San%20Pedro,%20CA%20%2090731,%20United%20States&amp;ll=33.744972,-118.266639&amp;q=Earle%20St&amp;_ext=EiYpUd/pqsfeQEAxE+pOFmmRXcA5z7QPB+7fQEBBw+3vFbiQXcBQBA%3D%3D&amp;t=m</text:a></text:p>
          </table:table-cell>
          <table:table-cell table:style-name="ce13" office:value-type="string" calcext:value-type="string">
            <text:p>72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NYK/Everport Main entrance Loading  and support yard</text:p>
          </table:table-cell>
          <table:table-cell table:style-name="ce4" office:value-type="string" calcext:value-type="string">
            <text:p>33.7541135,-118.2568221</text:p>
          </table:table-cell>
          <table:table-cell table:style-name="ce10" office:value-type="string" calcext:value-type="string">
            <text:p><text:a xlink:href="https://goo.gl/maps/2z25f2QUAiAUfHur9" xlink:type="simple">https://goo.gl/maps/2z25f2QUAiAUfHur9</text:a></text:p>
          </table:table-cell>
          <table:table-cell table:style-name="ce10" office:value-type="string" calcext:value-type="string">
            <text:p><text:a xlink:href="https://maps.apple.com/?address=802%20New%20Dock%20St,%20San%20Pedro,%20CA%20%2090731,%20United%20States&amp;ll=33.754114,-118.256822&amp;q=802%20New%20Dock%20St&amp;_ext=EiYpQFcRFfvfQEAxMC/ww8iQXcA5viw3cSHhQEBBqgecvheQXcBQAw%3D%3D&amp;t=m" xlink:type="simple">https://maps.apple.com/?address=802%20New%20Dock%20St,%20San%20Pedro,%20CA%20%2090731,%20United%20States&amp;ll=33.754114,-118.256822&amp;q=802%20New%20Dock%20St&amp;_ext=EiYpQFcRFfvfQEAxMC/ww8iQXcA5viw3cSHhQEBBqgecvheQXcBQAw%3D%3D&amp;t=m</text:a></text:p>
          </table:table-cell>
          <table:table-cell table:style-name="ce13" office:value-type="string" calcext:value-type="string">
            <text:p>72</text:p>
          </table:table-cell>
          <table:table-cell table:style-name="ce4" office:value-type="string" calcext:value-type="string">
            <text:p>show your TWIC to gain access then go left, across tracks then left again, thru gates, cross tracks on left then follow road to the right until it ends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Pasha</text:p>
          </table:table-cell>
          <table:table-cell table:style-name="ce7" office:value-type="string" calcext:value-type="string">
            <text:p>33.761971, -118.263207</text:p>
          </table:table-cell>
          <table:table-cell table:style-name="ce10" office:value-type="string" calcext:value-type="string">
            <text:p><text:a xlink:href="http://goo.gl/maps/LykOD" xlink:type="simple">http://goo.gl/maps/LykOD</text:a></text:p>
          </table:table-cell>
          <table:table-cell table:style-name="ce10" office:value-type="string" calcext:value-type="string">
            <text:p><text:a xlink:href="https://maps.apple.com/?address=Northwest%20Slip,%20802%20S%20Fries%20Ave,%20Wilmington,%20CA%20%2090744,%20United%20States&amp;ll=33.761971,-118.263207&amp;q=Northwest%20Slip&amp;_ext=EiYplqyKYengQEAxc/gI4S+RXcA5FIKwvQ/iQEBByZbc136QXcBQBA%3D%3D&amp;t=m" xlink:type="simple">https://maps.apple.com/?address=Northwest%20Slip,%20802%20S%20Fries%20Ave,%20Wilmington,%20CA%20%2090744,%20United%20States&amp;ll=33.761971,-118.263207&amp;q=Northwest%20Slip&amp;_ext=EiYplqyKYengQEAxc/gI4S+RXcA5FIKwvQ/iQEBByZbc136QXcBQBA%3D%3D&amp;t=m</text:a></text:p>
          </table:table-cell>
          <table:table-cell table:style-name="ce13" office:value-type="string" calcext:value-type="string">
            <text:p>55, 65, 40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ico Yard Tower</text:p>
          </table:table-cell>
          <table:table-cell table:style-name="ce4" office:value-type="string" calcext:value-type="string">
            <text:p>33.977554, -118.101760</text:p>
          </table:table-cell>
          <table:table-cell table:style-name="ce10" office:value-type="string" calcext:value-type="string">
            <text:p><text:a xlink:href="https://goo.gl/maps/g8C7iZc5KS5nuNyW9" xlink:type="simple">https://goo.gl/maps/g8C7iZc5KS5nuNyW9</text:a></text:p>
          </table:table-cell>
          <table:table-cell table:style-name="ce10" office:value-type="string" calcext:value-type="string">
            <text:p><text:a xlink:href="https://maps.apple.com/?address=8976%E2%80%938986%20Rex%20Rd,%20Pico%20Rivera,%20CA%20%2090660,%20United%20States&amp;ll=33.977554,-118.101760&amp;q=8976%E2%80%938986%20Rex%20Rd&amp;_ext=EiYpzwu4U4/8QEAx/d+obduGXcA5TeHdr7X9QEBBcRGp8SmGXcBQBA%3D%3D&amp;t=m" xlink:type="simple">https://maps.apple.com/?address=8976%E2%80%938986%20Rex%20Rd,%20Pico%20Rivera,%20CA%20%2090660,%20United%20States&amp;ll=33.977554,-118.101760&amp;q=8976%E2%80%938986%20Rex%20Rd&amp;_ext=EiYpzwu4U4/8QEAx/d+obduGXcA5TeHdr7X9QEBBcRGp8SmGXcBQBA%3D%3D&amp;t=m</text:a></text:p>
          </table:table-cell>
          <table:table-cell table:style-name="ce13" office:value-type="string" calcext:value-type="string">
            <text:p>36, 32</text:p>
          </table:table-cell>
          <table:table-cell table:style-name="ce4" office:value-type="string" calcext:value-type="string">
            <text:p>Drive up the driveway that runs next to the warehouse parallel to Rosemead Blvd and you'll see the tower ahead.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Pico Yard West end</text:p>
          </table:table-cell>
          <table:table-cell table:style-name="ce7" office:value-type="string" calcext:value-type="string">
            <text:p>33.982556, -118.111083</text:p>
          </table:table-cell>
          <table:table-cell table:style-name="ce10" office:value-type="string" calcext:value-type="string">
            <text:p><text:a xlink:href="https://goo.gl/maps/qqmAAheqtrG2" xlink:type="simple">https://goo.gl/maps/qqmAAheqtrG2</text:a></text:p>
          </table:table-cell>
          <table:table-cell table:style-name="ce10" office:value-type="string" calcext:value-type="string">
            <text:p><text:a xlink:href="https://maps.apple.com/?address=8300%20Rex%20Rd,%20Pico%20Rivera,%20CA%20%2090660,%20United%20States&amp;ll=33.982556,-118.111083&amp;q=8300%20Rex%20Rd&amp;_ext=EiYp3CLVDRv9QEAxtiDl0neHXcA5Wvj6aUH+QEBBEtudVMaGXcBQBA%3D%3D&amp;t=m" xlink:type="simple">https://maps.apple.com/?address=8300%20Rex%20Rd,%20Pico%20Rivera,%20CA%20%2090660,%20United%20States&amp;ll=33.982556,-118.111083&amp;q=8300%20Rex%20Rd&amp;_ext=EiYp3CLVDRv9QEAxtiDl0neHXcA5Wvj6aUH+QEBBEtudVMaGXcBQBA%3D%3D&amp;t=m</text:a></text:p>
          </table:table-cell>
          <table:table-cell table:style-name="ce13" office:value-type="string" calcext:value-type="string">
            <text:p>36, 32</text:p>
          </table:table-cell>
          <table:table-cell table:style-name="ce4" office:value-type="string" calcext:value-type="string">
            <text:p>go up access road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Pier 400 Bottom</text:p>
          </table:table-cell>
          <table:table-cell table:style-name="ce4" office:value-type="string" calcext:value-type="string">
            <text:p>33.733783,-118.240067</text:p>
          </table:table-cell>
          <table:table-cell table:style-name="ce10" office:value-type="string" calcext:value-type="string">
            <text:p><text:a xlink:href="http://goo.gl/maps/mcIwW" xlink:type="simple">http://goo.gl/maps/mcIwW</text:a></text:p>
          </table:table-cell>
          <table:table-cell table:style-name="ce10" office:value-type="string" calcext:value-type="string">
            <text:p><text:a xlink:href="https://maps.apple.com/?address=2500%20Navy%20Way,%20San%20Pedro,%20CA%20%2090731,%20United%20States&amp;ll=33.733783,-118.240067&amp;q=2500%20Navy%20Way&amp;_ext=EiYpxDLs5pjbQEAxlhHN8quQXcA5nZpwVBPfQEBBJDYOqy6PXcBQDA%3D%3D&amp;t=m" xlink:type="simple">https://maps.apple.com/?address=2500%20Navy%20Way,%20San%20Pedro,%20CA%20%2090731,%20United%20States&amp;ll=33.733783,-118.240067&amp;q=2500%20Navy%20Way&amp;_ext=EiYpxDLs5pjbQEAxlhHN8quQXcA5nZpwVBPfQEBBJDYOqy6PXcBQDA%3D%3D&amp;t=m</text:a></text:p>
          </table:table-cell>
          <table:table-cell table:style-name="ce13" office:value-type="string" calcext:value-type="string">
            <text:p>84</text:p>
          </table:table-cell>
          <table:table-cell table:style-name="ce4" office:value-type="string" calcext:value-type="string">
            <text:p>go in gates and park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Pier 400 Top Entrance</text:p>
          </table:table-cell>
          <table:table-cell table:style-name="ce7" office:value-type="string" calcext:value-type="string">
            <text:p>33.751917, -118.248056</text:p>
          </table:table-cell>
          <table:table-cell table:style-name="ce10" office:value-type="string" calcext:value-type="string">
            <text:p><text:a xlink:href="https://goo.gl/maps/2QaqivLGSSu" xlink:type="simple">https://goo.gl/maps/2QaqivLGSSu</text:a></text:p>
          </table:table-cell>
          <table:table-cell table:style-name="ce10" office:value-type="string" calcext:value-type="string">
            <text:p><text:a xlink:href="https://maps.apple.com/?address=750%20Eldridge%20St,%20Long%20Beach,%20CA%20%2090731,%20United%20States&amp;ll=33.751917,-118.248056&amp;q=750%20Eldridge%20St&amp;_ext=EiYpO8eA7PXeQEAxth2l/v2QXcA5WUefoF7gQEBBOZm4VZCPXcBQAw%3D%3D&amp;t=m" xlink:type="simple">https://maps.apple.com/?address=750%20Eldridge%20St,%20Long%20Beach,%20CA%20%2090731,%20United%20States&amp;ll=33.751917,-118.248056&amp;q=750%20Eldridge%20St&amp;_ext=EiYpO8eA7PXeQEAxth2l/v2QXcA5WUefoF7gQEBBOZm4VZCPXcBQAw%3D%3D&amp;t=m</text:a></text:p>
          </table:table-cell>
          <table:table-cell table:style-name="ce13" office:value-type="string" calcext:value-type="string">
            <text:p>84</text:p>
          </table:table-cell>
          <table:table-cell table:style-name="ce4" office:value-type="string" calcext:value-type="string">
            <text:p>proceed up driveway and then to the left and into the paved lot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Pier F bottom, old Hiuka lead</text:p>
          </table:table-cell>
          <table:table-cell table:style-name="ce7" office:value-type="string" calcext:value-type="string">
            <text:p>33.749722, -118.212639</text:p>
          </table:table-cell>
          <table:table-cell table:style-name="ce10" office:value-type="string" calcext:value-type="string">
            <text:p><text:a xlink:href="https://goo.gl/maps/hmtr86hSXU82" xlink:type="simple">https://goo.gl/maps/hmtr86hSXU82</text:a></text:p>
          </table:table-cell>
          <table:table-cell table:style-name="ce10" office:value-type="string" calcext:value-type="string">
            <text:p><text:a xlink:href="https://maps.apple.com/?address=1157%E2%80%931167%20Pier%20F%20Ave,%20Long%20Beach,%20CA%20%2090802,%20United%20States&amp;ll=33.749722,-118.212639&amp;q=1157%E2%80%931167%20Pier%20F%20Ave&amp;_ext=EiYp5uXHGWHfQEAx7HRWnfONXcA5ZLvtdYfgQEBBtBd+mkKNXcBQBA%3D%3D&amp;t=m" xlink:type="simple">https://maps.apple.com/?address=1157%E2%80%931167%20Pier%20F%20Ave,%20Long%20Beach,%20CA%20%2090802,%20United%20States&amp;ll=33.749722,-118.212639&amp;q=1157%E2%80%931167%20Pier%20F%20Ave&amp;_ext=EiYp5uXHGWHfQEAx7HRWnfONXcA5ZLvtdYfgQEBBtBd+mkKNXcBQBA%3D%3D&amp;t=m</text:a></text:p>
          </table:table-cell>
          <table:table-cell table:style-name="ce13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Pier F Top</text:p>
          </table:table-cell>
          <table:table-cell table:style-name="ce9" office:value-type="string" calcext:value-type="string">
            <text:p>33.760142, -118.206223</text:p>
          </table:table-cell>
          <table:table-cell table:style-name="ce10" office:value-type="string" calcext:value-type="string">
            <text:p><text:a xlink:href="https://goo.gl/maps/GMYhjDaMAw4s7QTY6" xlink:type="simple">https://goo.gl/maps/GMYhjDaMAw4s7QTY6</text:a></text:p>
          </table:table-cell>
          <table:table-cell table:style-name="ce10" office:value-type="string" calcext:value-type="string">
            <text:p><text:a xlink:href="https://maps.apple.com/?address=1022%E2%80%931200%20Pier%20A%20Ave,%20Long%20Beach,%20CA%20%2090802,%20United%20States&amp;ll=33.760142,-118.206223&amp;q=1022%E2%80%931200%20Pier%20A%20Ave&amp;_ext=EiYpET9kJ7ngQEAxSa75CYuNXcA5jxSKg9/hQEBBTYSUAdqMXcBQBA%3D%3D&amp;t=m" xlink:type="simple">https://maps.apple.com/?address=1022%E2%80%931200%20Pier%20A%20Ave,%20Long%20Beach,%20CA%20%2090802,%20United%20States&amp;ll=33.760142,-118.206223&amp;q=1022%E2%80%931200%20Pier%20A%20Ave&amp;_ext=EiYpET9kJ7ngQEAxSa75CYuNXcA5jxSKg9/hQEBBTYSUAdqMXcBQBA%3D%3D&amp;t=m</text:a></text:p>
          </table:table-cell>
          <table:table-cell table:style-name="ce13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Pier W bottom</text:p>
          </table:table-cell>
          <table:table-cell table:style-name="ce9" office:value-type="string" calcext:value-type="string">
            <text:p>33.742473, -118.224916</text:p>
          </table:table-cell>
          <table:table-cell table:style-name="ce10" office:value-type="string" calcext:value-type="string">
            <text:p><text:a xlink:href="https://goo.gl/maps/SDNFsqbMCKFrdLS26" xlink:type="simple">https://goo.gl/maps/SDNFsqbMCKFrdLS26</text:a></text:p>
          </table:table-cell>
          <table:table-cell table:style-name="ce10" office:value-type="string" calcext:value-type="string">
            <text:p><text:a xlink:href="https://maps.apple.com/?address=Navy%20Mole%20Rd,%20Long%20Beach,%20CA%20%2090802,%20United%20States&amp;ll=33.742473,-118.224916&amp;q=Navy%20Mole%20Rd&amp;_ext=EiYpw8uMTnfeQEAxIvY2/ruOXcA5QaGyqp3fQEBBeKYj/wqOXcBQBA%3D%3D&amp;t=m" xlink:type="simple">https://maps.apple.com/?address=Navy%20Mole%20Rd,%20Long%20Beach,%20CA%20%2090802,%20United%20States&amp;ll=33.742473,-118.224916&amp;q=Navy%20Mole%20Rd&amp;_ext=EiYpw8uMTnfeQEAxIvY2/ruOXcA5QaGyqp3fQEBBeKYj/wqOXcBQBA%3D%3D&amp;t=m</text:a></text:p>
          </table:table-cell>
          <table:table-cell table:style-name="ce13" office:value-type="string" calcext:value-type="string">
            <text:p>78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Pier W Top Entrance</text:p>
          </table:table-cell>
          <table:table-cell table:style-name="ce7" office:value-type="string" calcext:value-type="string">
            <text:p>33.752194, -118.247306</text:p>
          </table:table-cell>
          <table:table-cell table:style-name="ce10" office:value-type="string" calcext:value-type="string">
            <text:p><text:a xlink:href="https://goo.gl/maps/baFCVaYg7qK2" xlink:type="simple">https://goo.gl/maps/baFCVaYg7qK2</text:a></text:p>
          </table:table-cell>
          <table:table-cell table:style-name="ce10" office:value-type="string" calcext:value-type="string">
            <text:p><text:a xlink:href="https://maps.apple.com/?address=Reeves%20Ave,%20Long%20Beach,%20CA%20%2090802,%20United%20States&amp;ll=33.752194,-118.247306&amp;q=Reeves%20Ave&amp;_ext=EiYpcmGSPLTfQEAxV0c+tiyQXcA58Da4mNrgQEBBI6oOsnuPXcBQBA%3D%3D&amp;t=m" xlink:type="simple">https://maps.apple.com/?address=Reeves%20Ave,%20Long%20Beach,%20CA%20%2090802,%20United%20States&amp;ll=33.752194,-118.247306&amp;q=Reeves%20Ave&amp;_ext=EiYpcmGSPLTfQEAxV0c+tiyQXcA58Da4mNrgQEBBI6oOsnuPXcBQBA%3D%3D&amp;t=m</text:a></text:p>
          </table:table-cell>
          <table:table-cell table:style-name="ce13" office:value-type="string" calcext:value-type="string">
            <text:p>78</text:p>
          </table:table-cell>
          <table:table-cell table:style-name="ce4" office:value-type="string" calcext:value-type="string">
            <text:p>proceed up access road then straight onto dirt road, do not cross tracks under the bridge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River yard entrance top</text:p>
          </table:table-cell>
          <table:table-cell table:style-name="ce7" office:value-type="string" calcext:value-type="string">
            <text:p>34.006778, -118.200616</text:p>
          </table:table-cell>
          <table:table-cell table:style-name="ce10" office:value-type="string" calcext:value-type="string">
            <text:p><text:a xlink:href="https://goo.gl/maps/1CTMZ1wdtW4uJpUAA" xlink:type="simple">https://goo.gl/maps/1CTMZ1wdtW4uJpUAA</text:a></text:p>
          </table:table-cell>
          <table:table-cell table:style-name="ce10" office:value-type="string" calcext:value-type="string">
            <text:p><text:a xlink:href="https://maps.apple.com/?address=3748%E2%80%933880%20Bandini%20Blvd,%20Vernon,%20CA%20%2090058,%20United%20States&amp;ll=34.006778,-118.200616&amp;q=3748%E2%80%933880%20Bandini%20Blvd&amp;_ext=EiYpHhKkmk4AQUAxWEXlCS+NXcA5nOfJ9nQBQUBB8Eg9fn2MXcBQBA%3D%3D&amp;t=m" xlink:type="simple">https://maps.apple.com/?address=3748%E2%80%933880%20Bandini%20Blvd,%20Vernon,%20CA%20%2090058,%20United%20States&amp;ll=34.006778,-118.200616&amp;q=3748%E2%80%933880%20Bandini%20Blvd&amp;_ext=EiYpHhKkmk4AQUAxWEXlCS+NXcA5nOfJ9nQBQUBB8Eg9fn2MXcBQBA%3D%3D&amp;t=m</text:a>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Santa Fe Springs </text:p>
          </table:table-cell>
          <table:table-cell table:style-name="ce7" office:value-type="string" calcext:value-type="string">
            <text:p>33.931639, -118.061361</text:p>
          </table:table-cell>
          <table:table-cell table:style-name="ce10" office:value-type="string" calcext:value-type="string">
            <text:p><text:a xlink:href="https://goo.gl/maps/MBRmiHs1jD62" xlink:type="simple">https://goo.gl/maps/MBRmiHs1jD62</text:a></text:p>
          </table:table-cell>
          <table:table-cell table:style-name="ce10" office:value-type="string" calcext:value-type="string">
            <text:p><text:a xlink:href="https://maps.apple.com/?address=12740%20Lakeland%20Rd,%20Santa%20Fe%20Springs,%20CA%20%2090670,%20United%20States&amp;ll=33.931639,-118.061361&amp;q=12740%20Lakeland%20Rd&amp;_ext=EiYpIsbGCJ72QEAxSt8WXT2EXcA5oJvsZMT3QEBBkKff+YuDXcBQAw%3D%3D&amp;t=m" xlink:type="simple">https://maps.apple.com/?address=12740%20Lakeland%20Rd,%20Santa%20Fe%20Springs,%20CA%20%2090670,%20United%20States&amp;ll=33.931639,-118.061361&amp;q=12740%20Lakeland%20Rd&amp;_ext=EiYpIsbGCJ72QEAxSt8WXT2EXcA5oJvsZMT3QEBBkKff+YuDXcBQAw%3D%3D&amp;t=m</text:a></text:p>
          </table:table-cell>
          <table:table-cell table:style-name="ce13" office:value-type="string" calcext:value-type="string">
            <text:p>36</text:p>
          </table:table-cell>
          <table:table-cell table:style-name="ce4" office:value-type="string" calcext:value-type="string">
            <text:p>enter access road from the south side of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TI bottom, parking lot, rail tower</text:p>
          </table:table-cell>
          <table:table-cell table:style-name="ce7" office:value-type="string" calcext:value-type="string">
            <text:p>33.742194, -118.238389</text:p>
          </table:table-cell>
          <table:table-cell table:style-name="ce10" office:value-type="string" calcext:value-type="string">
            <text:p><text:a xlink:href="https://goo.gl/maps/XCYNQHRfTc92" xlink:type="simple">https://goo.gl/maps/XCYNQHRfTc92</text:a></text:p>
          </table:table-cell>
          <table:table-cell table:style-name="ce10" office:value-type="string" calcext:value-type="string">
            <text:p><text:a xlink:href="https://maps.apple.com/?address=4043%E2%80%934061%20Nimitz%20Rd,%20Long%20Beach,%20CA%20%2090802,%20United%20States&amp;ll=33.742194,-118.238389&amp;q=4043%E2%80%934061%20Nimitz%20Rd&amp;_ext=EiYpgFAg3lzeQEAx6diNi5uPXcA5/iVGOoPfQEBBa6bnjOqOXcBQBA%3D%3D&amp;t=m" xlink:type="simple">https://maps.apple.com/?address=4043%E2%80%934061%20Nimitz%20Rd,%20Long%20Beach,%20CA%20%2090802,%20United%20States&amp;ll=33.742194,-118.238389&amp;q=4043%E2%80%934061%20Nimitz%20Rd&amp;_ext=EiYpgFAg3lzeQEAx6diNi5uPXcA5/iVGOoPfQEBBa6bnjOqOXcBQBA%3D%3D&amp;t=m</text:a></text:p>
          </table:table-cell>
          <table:table-cell table:style-name="ce13" office:value-type="string" calcext:value-type="string">
            <text:p>78</text:p>
          </table:table-cell>
          <table:table-cell table:style-name="ce4" office:value-type="string" calcext:value-type="string">
            <text:p>go up dirt access road just before the parking lot and proceed to tracks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TI Track 16 gates entrance</text:p>
          </table:table-cell>
          <table:table-cell table:style-name="ce7" office:value-type="string" calcext:value-type="string">
            <text:p>33.752194, -118.247306</text:p>
          </table:table-cell>
          <table:table-cell table:style-name="ce10" office:value-type="string" calcext:value-type="string">
            <text:p><text:a xlink:href="https://goo.gl/maps/baFCVaYg7qK2" xlink:type="simple">https://goo.gl/maps/baFCVaYg7qK2</text:a></text:p>
          </table:table-cell>
          <table:table-cell table:style-name="ce10" office:value-type="string" calcext:value-type="string">
            <text:p><text:a xlink:href="https://maps.apple.com/?address=Reeves%20Ave,%20Long%20Beach,%20CA%20%2090802,%20United%20States&amp;ll=33.752194,-118.247306&amp;q=Reeves%20Ave&amp;_ext=EiYpcmGSPLTfQEAxV0c+tiyQXcA58Da4mNrgQEBBI6oOsnuPXcBQBA%3D%3D&amp;t=m" xlink:type="simple">https://maps.apple.com/?address=Reeves%20Ave,%20Long%20Beach,%20CA%20%2090802,%20United%20States&amp;ll=33.752194,-118.247306&amp;q=Reeves%20Ave&amp;_ext=EiYpcmGSPLTfQEAxV0c+tiyQXcA58Da4mNrgQEBBI6oOsnuPXcBQBA%3D%3D&amp;t=m</text:a></text:p>
          </table:table-cell>
          <table:table-cell table:style-name="ce13" office:value-type="string" calcext:value-type="string">
            <text:p>78</text:p>
          </table:table-cell>
          <table:table-cell table:style-name="ce4" office:value-type="string" calcext:value-type="string">
            <text:p>proceed up access road then stop at bridge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Watson yard</text:p>
          </table:table-cell>
          <table:table-cell table:style-name="ce4" office:value-type="string" calcext:value-type="string">
            <text:p>33.799365,-118.253835</text:p>
          </table:table-cell>
          <table:table-cell table:style-name="ce10" office:value-type="string" calcext:value-type="string">
            <text:p><text:a xlink:href="http://goo.gl/maps/wdnEq" xlink:type="simple">http://goo.gl/maps/wdnEq</text:a></text:p>
          </table:table-cell>
          <table:table-cell table:style-name="ce10" office:value-type="string" calcext:value-type="string">
            <text:p><text:a xlink:href="https://maps.apple.com/?address=1302%20E%20Lomita%20Blvd,%20Wilmington,%20CA%20%2090744,%20United%20States&amp;ll=33.799365,-118.253835&amp;q=1302%20E%20Lomita%20Blvd&amp;_ext=EiYpiX7Ip73lQEAxxzOY7ZWQXcA5B1TuA+TmQEBB4wt00OSPXcBQBA%3D%3D&amp;t=m" xlink:type="simple">https://maps.apple.com/?address=1302%20E%20Lomita%20Blvd,%20Wilmington,%20CA%20%2090744,%20United%20States&amp;ll=33.799365,-118.253835&amp;q=1302%20E%20Lomita%20Blvd&amp;_ext=EiYpiX7Ip73lQEAxxzOY7ZWQXcA5B1TuA+TmQEBB4wt00OSPXcBQBA%3D%3D&amp;t=m</text:a></text:p>
          </table:table-cell>
          <table:table-cell table:style-name="ce13" office:value-type="string" calcext:value-type="string">
            <text:p>43</text:p>
          </table:table-cell>
          <table:table-cell table:style-name="ce4" office:value-type="string" calcext:value-type="string">
            <text:p>turn onto paved access road and park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YangMing bottom</text:p>
          </table:table-cell>
          <table:table-cell table:style-name="ce7" office:value-type="string" calcext:value-type="string">
            <text:p>33.751472, -118.281806</text:p>
          </table:table-cell>
          <table:table-cell table:style-name="ce10" office:value-type="string" calcext:value-type="string">
            <text:p><text:a xlink:href="https://goo.gl/maps/4hDP89smBUw" xlink:type="simple">https://goo.gl/maps/4hDP89smBUw</text:a></text:p>
          </table:table-cell>
          <table:table-cell table:style-name="ce10" office:value-type="string" calcext:value-type="string">
            <text:p><text:a xlink:href="https://maps.apple.com/?address=Southwest%20Slip,%20San%20Pedro,%20CA%20%2090731,%20United%20States&amp;ll=33.751472,-118.281806&amp;q=Southwest%20Slip&amp;_ext=EiYpGUUgmbrfQEAxkQZc/JKSXcA5lxpG9eDgQEBB3iQ34EKRXcBQAw%3D%3D&amp;t=m" xlink:type="simple">https://maps.apple.com/?address=Southwest%20Slip,%20San%20Pedro,%20CA%20%2090731,%20United%20States&amp;ll=33.751472,-118.281806&amp;q=Southwest%20Slip&amp;_ext=EiYpGUUgmbrfQEAxkQZc/JKSXcA5lxpG9eDgQEBB3iQ34EKRXcBQAw%3D%3D&amp;t=m</text:a></text:p>
          </table:table-cell>
          <table:table-cell table:style-name="ce13" office:value-type="string" calcext:value-type="string">
            <text:p>40, 65, 55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YangMing Entrance</text:p>
          </table:table-cell>
          <table:table-cell table:style-name="ce4" office:value-type="string" calcext:value-type="string">
            <text:p>33.756459,-118.288957</text:p>
          </table:table-cell>
          <table:table-cell table:style-name="ce10" office:value-type="string" calcext:value-type="string">
            <text:p><text:a xlink:href="http://goo.gl/maps/8K5xa" xlink:type="simple">http://goo.gl/maps/8K5xa</text:a></text:p>
          </table:table-cell>
          <table:table-cell table:style-name="ce10" office:value-type="string" calcext:value-type="string">
            <text:p><text:a xlink:href="https://maps.apple.com/?address=2160%E2%80%932184%20W%20John%20S%20Gibson%20Blvd,%20San%20Pedro,%20CA%20%2090731,%20United%20States&amp;ll=33.756459,-118.288957&amp;q=2160%E2%80%932184%20W%20John%20S%20Gibson%20Blvd&amp;_ext=EiYpwWaDIE3gQEAxt0VKCt6SXcA5PzypfHPhQEBBe0ujAy2SXcBQBA%3D%3D&amp;t=m" xlink:type="simple">https://maps.apple.com/?address=2160%E2%80%932184%20W%20John%20S%20Gibson%20Blvd,%20San%20Pedro,%20CA%20%2090731,%20United%20States&amp;ll=33.756459,-118.288957&amp;q=2160%E2%80%932184%20W%20John%20S%20Gibson%20Blvd&amp;_ext=EiYpwWaDIE3gQEAxt0VKCt6SXcA5PzypfHPhQEBBe0ujAy2SXcBQBA%3D%3D&amp;t=m</text:a></text:p>
          </table:table-cell>
          <table:table-cell table:style-name="ce13" office:value-type="string" calcext:value-type="string">
            <text:p>40, 65, 55</text:p>
          </table:table-cell>
          <table:table-cell table:style-name="ce4" office:value-type="string" calcext:value-type="string">
            <text:p>This is the main entrance to get inside Yang Ming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YangMing top outside gates</text:p>
          </table:table-cell>
          <table:table-cell table:style-name="ce7" office:value-type="string" calcext:value-type="string">
            <text:p>33.768533, -118.280829</text:p>
          </table:table-cell>
          <table:table-cell table:style-name="ce10" office:value-type="string" calcext:value-type="string">
            <text:p><text:a xlink:href="https://goo.gl/maps/ngJgKrQGW3KALwtB7" xlink:type="simple">https://goo.gl/maps/ngJgKrQGW3KALwtB7</text:a></text:p>
          </table:table-cell>
          <table:table-cell table:style-name="ce10" office:value-type="string" calcext:value-type="string">
            <text:p><text:a xlink:href="https://maps.apple.com/?address=1254%E2%80%931446%20W%20John%20S%20Gibson%20Blvd,%20San%20Pedro,%20CA%20%2090731,%20United%20States&amp;ll=33.768533,-118.280829&amp;q=1254%E2%80%931446%20W%20John%20S%20Gibson%20Blvd&amp;_ext=EiYpDIHXqc3hQEAxS3wvkFKSXcA5ilb9BfTiQEBBHepTg6GRXcBQBA%3D%3D&amp;t=m" xlink:type="simple">https://maps.apple.com/?address=1254%E2%80%931446%20W%20John%20S%20Gibson%20Blvd,%20San%20Pedro,%20CA%20%2090731,%20United%20States&amp;ll=33.768533,-118.280829&amp;q=1254%E2%80%931446%20W%20John%20S%20Gibson%20Blvd&amp;_ext=EiYpDIHXqc3hQEAxS3wvkFKSXcA5ilb9BfTiQEBBHepTg6GRXcBQBA%3D%3D&amp;t=m</text:a></text:p>
          </table:table-cell>
          <table:table-cell table:style-name="ce13" office:value-type="string" calcext:value-type="string">
            <text:p>40, 65, 55</text:p>
          </table:table-cell>
          <table:table-cell table:style-name="ce4" office:value-type="string" calcext:value-type="string">
            <text:p>This is outside of the top end where we pick-up shuttle crews and drop-off ID Pool crews</text:p>
          </table:table-cell>
          <table:table-cell table:number-columns-repeated="1017"/>
        </table:table-row>
        <table:table-row table:style-name="ro1" table:number-rows-repeated="930">
          <table:table-cell table:style-name="ce2"/>
          <table:table-cell table:number-columns-repeated="4"/>
          <table:table-cell table:style-name="ce13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inLocations" style:display-name="PageStyle_trainLoc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1" meta:object-count="0"/>
    <meta:generator>LibreOfficeDev/6.0.5.2$Linux_X86_64 LibreOffice_project/</meta:generator>
  </office:meta>
</office:document-meta>
</file>